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明朝" style:font-family-generic="roman"/>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automatic-styles>
    <style:style style:name="P1" style:family="paragraph" style:parent-style-name="Heading_20_1" style:master-page-name="Standard">
      <style:paragraph-properties fo:margin-left="3.747cm" fo:margin-right="0cm" fo:text-indent="0cm" style:auto-text-indent="false">
        <style:tab-stops>
          <style:tab-stop style:position="0cm"/>
        </style:tab-stops>
      </style:paragraph-properties>
      <style:text-properties fo:font-size="22pt" style:font-size-asian="22pt" style:font-size-complex="22pt"/>
    </style:style>
    <style:style style:name="P2" style:family="paragraph" style:parent-style-name="Contents_20_1">
      <style:paragraph-properties>
        <style:tab-stops>
          <style:tab-stop style:position="16cm" style:type="right" style:leader-style="dotted" style:leader-text="."/>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002cm" style:type="right" style:leader-style="dotted" style:leader-text="."/>
        </style:tab-stops>
      </style:paragraph-properties>
    </style:style>
    <style:style style:name="P4" style:family="paragraph" style:parent-style-name="Contents_20_4">
      <style:paragraph-properties>
        <style:tab-stops>
          <style:tab-stop style:position="14.503cm" style:type="right" style:leader-style="dotted" style:leader-text="."/>
        </style:tab-stops>
      </style:paragraph-properties>
    </style:style>
    <style:style style:name="P5" style:family="paragraph" style:parent-style-name="Contents_20_5">
      <style:paragraph-properties>
        <style:tab-stops>
          <style:tab-stop style:position="14.004cm" style:type="right" style:leader-style="dotted" style:leader-text="."/>
        </style:tab-stops>
      </style:paragraph-properties>
    </style:style>
    <style:style style:name="P6" style:family="paragraph" style:parent-style-name="Standard">
      <style:paragraph-properties fo:margin-left="1.249cm" fo:margin-right="0cm" fo:text-indent="0cm" style:auto-text-indent="false"/>
    </style:style>
    <style:style style:name="P7" style:family="paragraph" style:parent-style-name="Heading_20_3">
      <style:paragraph-properties>
        <style:tab-stops>
          <style:tab-stop style:position="0cm"/>
        </style:tab-stops>
      </style:paragraph-properties>
      <style:text-properties style:font-weight-complex="bold"/>
    </style:style>
    <style:style style:name="P8" style:family="paragraph" style:parent-style-name="Standard">
      <style:text-properties fo:language="en" fo:country="US"/>
    </style:style>
    <style:style style:name="P9" style:family="paragraph" style:parent-style-name="Heading_20_3">
      <style:paragraph-properties>
        <style:tab-stops>
          <style:tab-stop style:position="0cm"/>
        </style:tab-stops>
      </style:paragraph-properties>
      <style:text-properties fo:language="cs" fo:country="CZ" style:font-weight-complex="bold"/>
    </style:style>
    <style:style style:name="P10" style:family="paragraph" style:parent-style-name="Standard" style:list-style-name="WW8Num3">
      <style:paragraph-properties fo:margin-left="0.635cm" fo:margin-right="0cm" fo:text-indent="0cm" style:auto-text-indent="false">
        <style:tab-stops>
          <style:tab-stop style:position="0.635cm"/>
        </style:tab-stops>
      </style:paragraph-properties>
    </style:style>
    <style:style style:name="P11" style:family="paragraph" style:parent-style-name="Standard" style:list-style-name="WW8Num3">
      <style:paragraph-properties fo:margin-left="1.905cm" fo:margin-right="0cm" fo:text-indent="0cm" style:auto-text-indent="false">
        <style:tab-stops>
          <style:tab-stop style:position="0.635cm"/>
        </style:tab-stops>
      </style:paragraph-properties>
    </style:style>
    <style:style style:name="P12" style:family="paragraph" style:parent-style-name="Standard" style:list-style-name="WW8Num3">
      <style:paragraph-properties fo:margin-left="0.635cm" fo:margin-right="0cm" fo:text-indent="0cm" style:auto-text-indent="false">
        <style:tab-stops>
          <style:tab-stop style:position="0.635cm"/>
        </style:tab-stops>
      </style:paragraph-properties>
      <style:text-properties fo:font-style="italic" style:font-style-asian="italic" style:font-style-complex="italic"/>
    </style:style>
    <style:style style:name="P13" style:family="paragraph" style:parent-style-name="Heading_20_3">
      <style:paragraph-properties>
        <style:tab-stops>
          <style:tab-stop style:position="0cm"/>
        </style:tab-stops>
      </style:paragraph-properties>
    </style:style>
    <style:style style:name="P14" style:family="paragraph" style:parent-style-name="Standard">
      <style:text-properties fo:language="de" fo:country="DE"/>
    </style:style>
    <style:style style:name="P15" style:family="paragraph" style:parent-style-name="Standard" style:list-style-name="WW8Num2">
      <style:paragraph-properties fo:margin-left="0.635cm" fo:margin-right="0cm" fo:text-indent="0cm" style:auto-text-indent="false">
        <style:tab-stops>
          <style:tab-stop style:position="0.635cm"/>
        </style:tab-stops>
      </style:paragraph-properties>
      <style:text-properties fo:language="en" fo:country="US"/>
    </style:style>
    <style:style style:name="P16" style:family="paragraph" style:parent-style-name="Standard" style:list-style-name="WW8Num8">
      <style:paragraph-properties fo:margin-left="0.635cm" fo:margin-right="0cm" fo:text-indent="0cm" style:auto-text-indent="false">
        <style:tab-stops>
          <style:tab-stop style:position="0.635cm"/>
        </style:tab-stops>
      </style:paragraph-properties>
      <style:text-properties fo:language="en" fo:country="US" fo:font-style="italic" style:font-style-asian="italic" style:font-style-complex="italic"/>
    </style:style>
    <style:style style:name="P17" style:family="paragraph" style:parent-style-name="Standard" style:list-style-name="WW8Num8">
      <style:paragraph-properties fo:margin-left="1.905cm" fo:margin-right="0cm" fo:text-indent="0cm" style:auto-text-indent="false">
        <style:tab-stops>
          <style:tab-stop style:position="0.635cm"/>
        </style:tab-stops>
      </style:paragraph-properties>
    </style:style>
    <style:style style:name="P18" style:family="paragraph" style:parent-style-name="Standard" style:list-style-name="WW8Num8">
      <style:paragraph-properties fo:margin-left="1.905cm" fo:margin-right="0cm" fo:text-indent="0cm" style:auto-text-indent="false">
        <style:tab-stops>
          <style:tab-stop style:position="0.635cm"/>
        </style:tab-stops>
      </style:paragraph-properties>
      <style:text-properties fo:language="en" fo:country="US" fo:font-style="italic" style:font-style-asian="italic" style:font-style-complex="italic"/>
    </style:style>
    <style:style style:name="P19" style:family="paragraph" style:parent-style-name="Heading_20_4">
      <style:paragraph-properties>
        <style:tab-stops>
          <style:tab-stop style:position="0cm"/>
        </style:tab-stops>
      </style:paragraph-properties>
    </style:style>
    <style:style style:name="P20" style:family="paragraph" style:parent-style-name="Heading_20_5">
      <style:paragraph-properties>
        <style:tab-stops>
          <style:tab-stop style:position="0cm"/>
        </style:tab-stops>
      </style:paragraph-properties>
    </style:style>
    <style:style style:name="P21" style:family="paragraph" style:parent-style-name="Standard" style:list-style-name="WW8Num9">
      <style:paragraph-properties fo:margin-left="0.635cm" fo:margin-right="0cm" fo:text-indent="0cm" style:auto-text-indent="false">
        <style:tab-stops>
          <style:tab-stop style:position="0.635cm"/>
        </style:tab-stops>
      </style:paragraph-properties>
    </style:style>
    <style:style style:name="P22" style:family="paragraph" style:parent-style-name="Standard" style:list-style-name="WW8Num13">
      <style:paragraph-properties fo:margin-left="1.905cm" fo:margin-right="0cm" fo:text-indent="0cm" style:auto-text-indent="false">
        <style:tab-stops>
          <style:tab-stop style:position="0.635cm"/>
        </style:tab-stops>
      </style:paragraph-properties>
    </style:style>
    <style:style style:name="P23" style:family="paragraph" style:parent-style-name="Standard" style:list-style-name="WW8Num13">
      <style:paragraph-properties fo:margin-left="0.635cm" fo:margin-right="0cm" fo:text-indent="0cm" style:auto-text-indent="false">
        <style:tab-stops>
          <style:tab-stop style:position="0.635cm"/>
        </style:tab-stops>
      </style:paragraph-properties>
    </style:style>
    <style:style style:name="P24" style:family="paragraph" style:parent-style-name="Standard">
      <style:text-properties fo:font-size="14pt" fo:font-weight="bold" style:font-size-asian="14pt" style:font-weight-asian="bold" style:font-weight-complex="bold"/>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list-style-name="WW8Num11">
      <style:paragraph-properties fo:margin-left="0.635cm" fo:margin-right="0cm" fo:text-indent="0cm" style:auto-text-indent="false">
        <style:tab-stops>
          <style:tab-stop style:position="0.635cm"/>
        </style:tab-stops>
      </style:paragraph-properties>
    </style:style>
    <style:style style:name="P27" style:family="paragraph" style:parent-style-name="Standard" style:list-style-name="WW8Num11">
      <style:paragraph-properties fo:margin-left="1.905cm" fo:margin-right="0cm" fo:text-indent="0cm" style:auto-text-indent="false">
        <style:tab-stops>
          <style:tab-stop style:position="0.635cm"/>
        </style:tab-stops>
      </style:paragraph-properties>
    </style:style>
    <style:style style:name="P28" style:family="paragraph" style:parent-style-name="Standard">
      <style:text-properties fo:color="#ff0000"/>
    </style:style>
    <style:style style:name="P29" style:family="paragraph" style:parent-style-name="Text_20_body" style:list-style-name="WW8Num6">
      <style:paragraph-properties fo:margin-left="0.635cm" fo:margin-right="0cm" fo:text-indent="0cm" style:auto-text-indent="false">
        <style:tab-stops>
          <style:tab-stop style:position="0.635cm"/>
        </style:tab-stops>
      </style:paragraph-properties>
    </style:style>
    <style:style style:name="P30" style:family="paragraph" style:parent-style-name="Heading_20_3">
      <style:paragraph-properties>
        <style:tab-stops>
          <style:tab-stop style:position="0cm"/>
        </style:tab-stops>
      </style:paragraph-properties>
      <style:text-properties fo:language="cs" fo:country="CZ"/>
    </style:style>
    <style:style style:name="P31" style:family="paragraph" style:parent-style-name="Standard" style:list-style-name="WW8Num4">
      <style:paragraph-properties fo:margin-left="0.635cm" fo:margin-right="0cm" fo:text-indent="0cm" style:auto-text-indent="false">
        <style:tab-stops>
          <style:tab-stop style:position="0.635cm"/>
        </style:tab-stops>
      </style:paragraph-properties>
    </style:style>
    <style:style style:name="P32" style:family="paragraph" style:parent-style-name="Standard" style:list-style-name="WW8Num14"/>
    <style:style style:name="P33" style:family="paragraph" style:parent-style-name="Standard" style:list-style-name="WW8Num12">
      <style:paragraph-properties fo:margin-left="0.635cm" fo:margin-right="0cm" fo:text-indent="0cm" style:auto-text-indent="false">
        <style:tab-stops>
          <style:tab-stop style:position="0.635cm"/>
        </style:tab-stops>
      </style:paragraph-properties>
    </style:style>
    <style:style style:name="P34" style:family="paragraph" style:parent-style-name="Standard" style:list-style-name="WW8Num5">
      <style:paragraph-properties fo:margin-left="0.635cm" fo:margin-right="0cm" fo:text-indent="0cm" style:auto-text-indent="false">
        <style:tab-stops>
          <style:tab-stop style:position="0.635cm"/>
        </style:tab-stops>
      </style:paragraph-properties>
    </style:style>
    <style:style style:name="P35" style:family="paragraph" style:parent-style-name="Standard" style:list-style-name="WW8Num10">
      <style:paragraph-properties fo:margin-left="0.635cm" fo:margin-right="0cm" fo:text-indent="0cm" style:auto-text-indent="false">
        <style:tab-stops>
          <style:tab-stop style:position="0.635cm"/>
        </style:tab-stops>
      </style:paragraph-properties>
    </style:style>
    <style:style style:name="P36" style:family="paragraph" style:parent-style-name="Standard">
      <style:paragraph-properties fo:margin-left="0.635cm" fo:margin-right="0cm" fo:text-indent="0cm" style:auto-text-indent="false"/>
    </style:style>
    <style:style style:name="P37" style:family="paragraph" style:parent-style-name="Standard" style:list-style-name="WW8Num7">
      <style:paragraph-properties fo:margin-left="0.635cm" fo:margin-right="0cm" fo:text-indent="0cm" style:auto-text-indent="false">
        <style:tab-stops>
          <style:tab-stop style:position="0.635cm"/>
        </style:tab-stops>
      </style:paragraph-properties>
    </style:style>
    <style:style style:name="P38" style:family="paragraph" style:parent-style-name="Standard" style:list-style-name="WW8Num7">
      <style:paragraph-properties fo:margin-left="0.635cm" fo:margin-right="0cm" fo:text-indent="0cm" style:auto-text-indent="false">
        <style:tab-stops>
          <style:tab-stop style:position="0.635cm"/>
        </style:tab-stops>
      </style:paragraph-properties>
      <style:text-properties fo:color="#000000"/>
    </style:style>
    <style:style style:name="P39" style:family="paragraph" style:parent-style-name="Standard">
      <style:text-properties fo:color="#000000"/>
    </style:style>
    <style:style style:name="T1" style:family="text" style:parent-style-name="Strong_20_Emphasis">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parent-style-name="background">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language="de" fo:country="DE"/>
    </style:style>
    <style:style style:name="T6" style:family="text">
      <style:text-properties fo:language="en" fo:country="US" fo:font-style="italic" style:font-style-asian="italic" style:font-style-complex="italic"/>
    </style:style>
    <style:style style:name="T7" style:family="text">
      <style:text-properties fo:language="en" fo:country="US"/>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80"/>
    </style:style>
    <style:style style:name="T12" style:family="text" style:parent-style-name="tree_5f_leafconceptname">
      <style:text-properties fo:color="#000000"/>
    </style:style>
    <style:style style:name="T13" style:family="text" style:parent-style-name="tree_5f_leafconceptname">
      <style:text-properties fo:color="#000080"/>
    </style:style>
    <style:style style:name="T14" style:family="text" style:parent-style-name="tree_5f_leafconceptname">
      <style:text-properties fo:color="#000000" fo:font-style="italic" style:font-style-asian="italic" style:font-style-complex="italic"/>
    </style:style>
    <style:style style:name="T15" style:family="text" style:parent-style-name="tree_5f_leafconceptname">
      <style:text-properties fo:color="#ff0000"/>
    </style:style>
    <style:style style:name="T16" style:family="text" style:parent-style-name="tree_5f_leafconceptname">
      <style:text-properties fo:color="#ff0000" fo:font-style="italic" style:font-style-asian="italic" style:font-style-complex="italic"/>
    </style:style>
    <style:style style:name="T17" style:family="text" style:parent-style-name="tree_5f_headname">
      <style:text-properties fo:font-style="italic" style:font-style-asian="italic" style:font-style-complex="italic"/>
    </style:style>
    <style:style style:name="T18" style:family="text" style:parent-style-name="tree_5f_leafconceptname">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parent-style-name="tree_5f_single_5f_indent">
      <style:text-properties fo:color="#000000"/>
    </style:style>
    <style:style style:name="T21" style:family="text" style:parent-style-name="tree_5f_mapping">
      <style:text-properties fo:color="#000000"/>
    </style:style>
    <style:style style:name="T22" style:family="text" style:parent-style-name="tree_5f_headname">
      <style:text-properties fo:color="#000000"/>
    </style:style>
    <style:style style:name="Sect1" style:family="section">
      <style:section-properties style:writing-mode="lr-tb" style:editable="false">
        <style:columns fo:column-count="0" fo:column-gap="0cm"/>
        <text:notes-configuration text:note-class="footnot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 text:c="10"/>BioCASE</text:h>
      <text:section text:style-name="Sect1" text:name="Section1">
        <text:p text:style-name="Contents_20_Heading">Obsah</text:p>
      </text:section>
      <text:table-of-content text:style-name="Sect2"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table-of-content-source>
        <text:index-body>
          <text:p text:style-name="P2"><text:s text:c="10"/>BioCASE<text:tab/>1</text:p>
          <text:p text:style-name="P3">Co je BioCASE<text:tab/>1</text:p>
          <text:p text:style-name="P3">Co je BioCASE Provider Software<text:tab/>1</text:p>
          <text:p text:style-name="P3">Instalace BioCASE Provider Software<text:tab/>2</text:p>
          <text:p text:style-name="P3">Konfigurace BioCASE Provider Software<text:tab/>2</text:p>
          <text:p text:style-name="P4">Připojení k databázi<text:tab/>2</text:p>
          <text:p text:style-name="P4">Definování struktury databáze<text:tab/>3</text:p>
          <text:p text:style-name="P4">Mapování<text:tab/>3</text:p>
          <text:p text:style-name="P5">Povinné položky<text:tab/>3</text:p>
          <text:p text:style-name="P5">Nepovinné položky<text:tab/>4</text:p>
          <text:p text:style-name="P3">Změna vzhledu webových stránek<text:tab/>7</text:p>
          <text:p text:style-name="P3">Přidání existujícího projektu do BioCASE Provider Software<text:tab/>7</text:p>
          <text:p text:style-name="P5">1.způsob:<text:tab/>7</text:p>
          <text:p text:style-name="P5">2.způsob:<text:tab/>8</text:p>
          <text:p text:style-name="P3">Problémy, které bylo třeba řešit<text:tab/>8</text:p>
          <text:p text:style-name="P3">PŘÍLOHA A – mapování<text:tab/>9</text:p>
          <text:p text:style-name="P4">Darwin Core 2<text:tab/>9</text:p>
          <text:p text:style-name="P4">ABCD 1.20<text:tab/>10</text:p>
          <text:p text:style-name="P4">ABCD 2.06<text:tab/>12</text:p>
        </text:index-body>
      </text:table-of-content>
      <text:section text:style-name="Sect3" text:name="Section3">
        <text:p text:style-name="Standard"/>
        <text:p text:style-name="P6"/>
        <text:h text:style-name="P7" text:outline-level="3">Co je BioCASE</text:h>
        <text:p text:style-name="P8"/>
        <text:p text:style-name="Standard"><text:span text:style-name="T1">The Biological Collection Access Service for Europe</text:span><text:span text:style-name="T2">,</text:span> BioCASE je mezinárodní síť všech možných druhů biologických sbírek. BioCASE umožňuje rozšíření jednotného přístupu k distribuované a různorodé evropské databázi sbírek a pozorování a to vše s využitím open-source systémově nezávislého software a otevřených datových standardů a protokolů.</text:p>
        <text:p text:style-name="Standard"/>
        <text:p text:style-name="Standard">Podrobnější informace k BioCASE jsou můžete získat na <text:a xlink:type="simple" xlink:href="http://www.biocase.org/whats_biocase/index.shtml"><text:span text:style-name="Internet_20_link">http://www.biocase.org/whats_biocase/index.shtml</text:span></text:a> .</text:p>
        <text:p text:style-name="Standard"/>
        <text:h text:style-name="P9" text:outline-level="3">Co je BioCASE Provider Software</text:h>
        <text:p text:style-name="Standard"/>
        <text:p text:style-name="Standard">BioCASE Provider Software (BPS) se používá jako mezivrstva abstrahující od konkrétní databáze. Tato konkrétní lokální databáze je pak (po nakonfigurování BPS) dostupná pomocí <text:s/>tzv. BioCASE služby, tak jak ji definuje protokol BioCASE, a může tak být zapojena do distribuované heterogenní sítě informačních systémů. BPS není vázán na druh přenášených dat – jakékoliv konceptuální schéma (datovou strukturu, metadata), jako například ABCD schema v případě sítě BioCASE, lze použít pro vytváření distribuovaných informašních sítí.</text:p>
        <text:p text:style-name="Standard"/>
        <text:p text:style-name="Standard">Podrobnější informace k BioCASE Provider Software <text:s/>jsou můžete získat na</text:p>
        <text:p text:style-name="Standard"><text:a xlink:type="simple" xlink:href="http://www.biocase.org/products/provider_software/"><text:span text:style-name="Internet_20_link">http://www.biocase.org/products/provider_software/</text:span></text:a> a v dokumentaci na <text:a xlink:type="simple" xlink:href="http://ww3.bgbm.org/bps2/DocumentationToc"><text:span text:style-name="Internet_20_link">http://ww3.bgbm.org/bps2/DocumentationToc</text:span></text:a> .</text:p>
        <text:p text:style-name="Standard"/>
        <text:p text:style-name="Standard">BioCASE Provider Software lze stáhnout z <text:a xlink:type="simple" xlink:href="http://www.biocase.org/products/provider_software/"><text:span text:style-name="Internet_20_link">http://www.biocase.org/products/provider_software/</text:span></text:a> </text:p>
        <text:p text:style-name="Standard"/>
        <text:h text:style-name="P9" text:outline-level="3">Instalace BioCASE Provider Software</text:h>
        <text:p text:style-name="Standard"/>
        <text:p text:style-name="Standard">Podrobný popis instalace je na <text:a xlink:type="simple" xlink:href="http://ww3.bgbm.org/bps2/Installation"><text:span text:style-name="Internet_20_link">http://ww3.bgbm.org/bps2/Installation</text:span></text:a> .</text:p>
        <text:p text:style-name="Standard"/>
        <text:p text:style-name="Standard">Stručný popis instalace:</text:p>
        <text:list text:style-name="WW8Num3">
          <text:list-item>
            <text:p text:style-name="P10"><text:span text:style-name="T3">Požadavky:</text:span></text:p>
            <text:list>
              <text:list-item>
                <text:p text:style-name="P11"><text:span text:style-name="T3"><text:s/>nainstalovat si Apache (</text:span><text:a xlink:type="simple" xlink:href="http://httpd.apache.org/download.cgi"><text:span text:style-name="Internet_20_link">http://httpd.apache.org/download.cgi</text:span></text:a><text:span text:style-name="T3">)</text:span></text:p>
              </text:list-item>
              <text:list-item>
                <text:p text:style-name="P11"><text:span text:style-name="T3">nainstalovat si Python 2.4(</text:span><text:a xlink:type="simple" xlink:href="http://www.python.org/2.4.2/"><text:span text:style-name="Internet_20_link">http://www.python.org/2.4.2/</text:span></text:a><text:span text:style-name="T3"> )</text:span></text:p>
              </text:list-item>
              <text:list-item>
                <text:p text:style-name="P11"><text:span text:style-name="T3">Do konfiguračního souboru Apache (httpd.conf) je třeba nakopírovat text uvedený na stránce </text:span><text:a xlink:type="simple" xlink:href="http://ww3.bgbm.org/bps2/Installation"><text:span text:style-name="Internet_20_link">http://ww3.bgbm.org/bps2/Installation</text:span></text:a> <text:span text:style-name="T4">v části „</text:span><text:span text:style-name="T1">Using Python with Apache“</text:span></text:p>
              </text:list-item>
            </text:list>
          </text:list-item>
          <text:list-item>
            <text:p text:style-name="P10"><text:span text:style-name="T3">stáhnout a rozbalit </text:span><text:span text:style-name="T4">BioCASE Provider Software (</text:span><text:a xlink:type="simple" xlink:href="http://www.biocase.org/products/provider_software/"><text:span text:style-name="Internet_20_link">http://www.biocase.org/products/provider_software/</text:span></text:a><text:span text:style-name="T4">) do adresáře. Cesta k tomuto adresáři musí být uvedena v konfiguračním </text:span><text:span text:style-name="T3">Apache (httpd.conf) – viz. stránce </text:span><text:a xlink:type="simple" xlink:href="http://ww3.bgbm.org/bps2/Installation"><text:span text:style-name="Internet_20_link">http://ww3.bgbm.org/bps2/Installation</text:span></text:a> <text:span text:style-name="T4">část „</text:span><text:span text:style-name="T1">Using Python with Apache“</text:span></text:p>
          </text:list-item>
          <text:list-item>
            <text:p text:style-name="P12">spustit skript setup.py </text:p>
          </text:list-item>
          <text:list-item>
            <text:p text:style-name="P12">doinstalování potřebných knihoven, ovladačů</text:p>
            <text:list>
              <text:list-item>
                <text:p text:style-name="P11"><text:span text:style-name="T4">na localhostu </text:span><text:a xlink:type="simple" xlink:href="http://localhost/biocase/utilities/testlibs.cgi"><text:span text:style-name="Internet_20_link">http://localhost/biocase/utilities/testlibs.cgi</text:span></text:a><text:span text:style-name="Emphasis"> (/biocase/ odpovídá aliasu nastaveném pro Apache v httpd.conf) je uveden seznam potřebných knihoven, červeně jsou označeny povinné knihovny, které je nutno doinstalovat)</text:span></text:p>
              </text:list-item>
            </text:list>
          </text:list-item>
        </text:list>
        <text:p text:style-name="Standard"/>
        <text:h text:style-name="P13" text:outline-level="3">Konfigurace BioCASE Provider Software</text:h>
        <text:p text:style-name="P8"/>
        <text:p text:style-name="Standard"><text:span text:style-name="T5">Podrobný <text:s/>popis konfigurace je na </text:span><text:a xlink:type="simple" xlink:href="http://ww3.bgbm.org/bps2/Configuration"><text:span text:style-name="Internet_20_link">http://ww3.bgbm.org/bps2/Configuration</text:span></text:a><text:span text:style-name="T5"> .</text:span></text:p>
        <text:p text:style-name="P14"/>
        <text:p text:style-name="P8">Stručný popis konfigurace (pracujeme na localhostu):</text:p>
        <text:list text:style-name="WW8Num2">
          <text:list-item>
            <text:p text:style-name="P15">poznámka: heslo pro přístup v Config Tool je defaultně nastaveno na ACDC</text:p>
          </text:list-item>
        </text:list>
        <text:list text:style-name="WW8Num8">
          <text:list-item>
            <text:p text:style-name="P16">vytvořit nový datový zdroj (Config Tool – System Administration - Create DSA)</text:p>
          </text:list-item>
          <text:list-item>
            <text:p text:style-name="P16">konfigurace vytvořeného datového zdroje (Config Tool – Datasource Administration)</text:p>
            <text:list>
              <text:list-item>
                <text:p text:style-name="P17"><text:span text:style-name="T6">nastavit připojení k databázi (Config Tool – Datasource Administration -</text:span><text:span text:style-name="T4">DB connection)</text:span></text:p>
              </text:list-item>
              <text:list-item>
                <text:p text:style-name="P17"><text:span text:style-name="T4">definovat strukturu databáze </text:span><text:span text:style-name="T6">(Config Tool – Datasource Administration - </text:span><text:span text:style-name="T4">DB structure</text:span><text:span text:style-name="T6">)</text:span></text:p>
              </text:list-item>
              <text:list-item>
                <text:p text:style-name="P18">vybrat schemata (pro nás DarwinCore 2, ABCD 1,20 a ABCD 2,06) a definovat mapování (Config Tool – Datasource Administration – Overview – Schemas: -select/create)</text:p>
              </text:list-item>
            </text:list>
          </text:list-item>
          <text:list-item>
            <text:p text:style-name="P16">otestovat konfiguraci (Test the software)</text:p>
          </text:list-item>
        </text:list>
        <text:p text:style-name="P8"/>
        <text:h text:style-name="P19" text:outline-level="4">Připojení<text:span text:style-name="T7"> k</text:span> databázi</text:h>
        <text:p text:style-name="P8"/>
        <text:p text:style-name="Standard"><text:span text:style-name="T7">Vybrali jsme databázi ze seznamu podporovaných databází (sqlite, odbc_access, odbc_4d, psycopg, odbc_tsql, sybas, firebird, odbc_foxpro, postgres, mysql, oracle, odbc_filemaker, odbc_db2, oracle8, odbc_firebird). V současné době pracujeme s databází Firebird 1.5.</text:span></text:p>
        <text:p text:style-name="Standard"><text:span text:style-name="T7">Kódování databáze pro firebird 1.5 bylo zvoleno UNICODE_FSS (obdoba UTF-8. Ze stránek Firebirdu: </text:span><text:span text:style-name="T6">“</text:span><text:span text:style-name="T4">An old implementation that accepts malformed strings and does not enforce correct max. string length.“</text:span><text:span text:style-name="T8"> </text:span>). Pro databázi jsme tedy nastavili kódování UTF-8. Vzhledem k tomu, že UNICODE_FSS není zcela korektní implementace UTF-8 bude v budoucnu potřeba přejít na novější verzi Firebridu.</text:p>
        <text:p text:style-name="Standard"/>
        <text:h text:style-name="P19" text:outline-level="4">Definování struktury databáze</text:h>
        <text:p text:style-name="Standard"/>
        <text:p text:style-name="Standard">Při definování databázové struktury nemusí být uvedeny tabulky tUser, tRight, tHistory, tHistoryChange a tHistoryColumn, protože vznikly pro potřeby aplikace Plantlore a jejich data nejsou (ani by neměly být) zobrazovány webovým klientem.</text:p>
        <text:p text:style-name="Standard">Ostatní tabulky (tOccurrences, tAuthors, tAuthorsOccurrences, tHabitats, tMetadata, tPlants, tPublications, tPhytochoria, tVillage, tTerritories) a jejich primární i cizí klíče jsou uvedeny při definování datové struktury.</text:p>
        <text:p text:style-name="Standard"/>
        <text:h text:style-name="P19" text:outline-level="4">Mapování</text:h>
        <text:h text:style-name="P19" text:outline-level="4"/>
        <text:p text:style-name="Standard">Jedná se o provázání naší databáze s prvky zvolených schémat. My pracujeme se schématy - DarwinCore 2, ABCD 1.20 a ABCD 2.06.</text:p>
        <text:p text:style-name="Standard">Samotné mapování bylo chvílemi tvrdý oříšek. Bylo potřeba seznámit se podrobně s jednotlivými schématy, s biologickými termíny a daty. V této fázi jsme komunikovali s botaniky z Jihočeské botanické společnosti, využívali dostupných popisů schémat (<text:a xlink:type="simple" xlink:href="http://darwincore.calacademy.org/Documentation/DarwinCore2Draft_v1-4_HTML"><text:span text:style-name="Internet_20_link">http://darwincore.calacademy.org/Documentation/DarwinCore2Draft_v1-4_HTML</text:span></text:a> , <text:a xlink:type="simple" xlink:href="http://www.bgbm.org/biodivinf/Schema/"><text:span text:style-name="Internet_20_link">http://www.bgbm.org/biodivinf/Schema/</text:span></text:a> ) a využívali tréninkového příkladu pro BioCASE. </text:p>
        <text:p text:style-name="Standard"/>
        <text:p text:style-name="Standard">Každé schéma obsahuje povinné a nepovinné položky. Pro povinné položky musela být často přidána nová položka do databázového modelu. Z nepovinných položek bylo také <text:s/>přidáno několik položek do databázového modelu (většinou po domluvě s botaniky).</text:p>
        <text:p text:style-name="Standard"/>
        <text:h text:style-name="P20" text:outline-level="5">Povinné položky</text:h>
        <text:p text:style-name="Standard">Ke každé položce je připsána dvojice tabulka.sloupec, která mapuje danou položku na <text:s/>konkrétní položku z databáze. Schémata mají stromovou strukturu, pro lepší zorientování je ke každé položce schématu uvedená celá cesta od kořene stromu. Popisy položek je možné najít na výše uvedených odkazech nebo u popisu položek pro jednotlivé tabulky v dokumentu o vývoji databázového modelu projektu PlantLore. Modře jsou vyznačeny položky, které byly do DBM nově přidány.</text:p>
        <text:list text:style-name="WW8Num9">
          <text:list-item>
            <text:p text:style-name="P21">Darwin Core 2 </text:p>
          </text:list-item>
        </text:list>
        <text:list text:style-name="WW8Num13">
          <text:list-item>
            <text:list>
              <text:list-item>
                <text:p text:style-name="P22"><text:span text:style-name="T9">RecordSet/Record/CatalogNumber – </text:span><text:span text:style-name="T10">tOcurrences.cId</text:span></text:p>
              </text:list-item>
              <text:list-item>
                <text:p text:style-name="P22"><text:span text:style-name="T9">RecordSet/Record/</text:span><text:span text:style-name="T11">CollectionCode</text:span><text:span text:style-name="T9"> – </text:span><text:span text:style-name="T10">tMetadata.cDataSetTitle</text:span></text:p>
              </text:list-item>
              <text:list-item>
                <text:p text:style-name="P22"><text:span text:style-name="T9">RecordSet/Record/</text:span><text:span text:style-name="T11">DateLastModified</text:span><text:span text:style-name="T9"> – </text:span><text:span text:style-name="T10">tMetadata.cDateModified</text:span></text:p>
              </text:list-item>
              <text:list-item>
                <text:p text:style-name="P22"><text:span text:style-name="T9">RecordSet/Record/</text:span><text:span text:style-name="T11">InstitutionCode</text:span><text:span text:style-name="T9"> – </text:span><text:span text:style-name="T10">tMetadata.cOwnerOrganizationAbbrev</text:span></text:p>
              </text:list-item>
              <text:list-item>
                <text:p text:style-name="P22"><text:span text:style-name="T9">RecordSet/Record/</text:span><text:span text:style-name="T11">ScientificName</text:span><text:span text:style-name="T9"> – </text:span><text:span text:style-name="T10">tPlants.cTaxon</text:span></text:p>
              </text:list-item>
            </text:list>
          </text:list-item>
          <text:list-item>
            <text:p text:style-name="P23">ABCD 1.20</text:p>
            <text:list>
              <text:list-item>
                <text:p text:style-name="P22"><text:span text:style-name="T12">DataSets/DataSet/DatasetDerivations/DatasetDerivation/</text:span><text:span text:style-name="T13">DateSupplied</text:span><text:span text:style-name="T9"> – </text:span><text:span text:style-name="T10">tMetadata.cDateCreate</text:span></text:p>
              </text:list-item>
              <text:list-item>
                <text:p text:style-name="P22"><text:span text:style-name="T12">DataSets/DataSet/OriginalSource/</text:span><text:span text:style-name="T13">SourceInstitutionCode</text:span><text:span text:style-name="T9"> – </text:span><text:span text:style-name="T10">tMetadata.cSourceInstitutionId</text:span></text:p>
              </text:list-item>
              <text:list-item>
                <text:p text:style-name="P22"><text:span text:style-name="T12">DataSets/DataSet/OriginalSource/</text:span><text:span text:style-name="T13">SourceLastUpdatedDate</text:span><text:span text:style-name="T9"> – </text:span><text:span text:style-name="T10">tMetadata.cDateModified</text:span></text:p>
              </text:list-item>
              <text:list-item>
                <text:p text:style-name="P22"><text:span text:style-name="T12">DataSets/DataSet/OriginalSource/</text:span><text:span text:style-name="T13">SourceName</text:span><text:span text:style-name="T11"> </text:span><text:span text:style-name="T9">– </text:span><text:span text:style-name="T10">tMetadata.cSourciId</text:span></text:p>
              </text:list-item>
              <text:list-item>
                <text:p text:style-name="P22"><text:span text:style-name="T12">DataSets/DataSet/Units/Unit/UnitID</text:span><text:span text:style-name="T9"> – </text:span><text:span text:style-name="T10">tOccurrences.cId</text:span></text:p>
              </text:list-item>
            </text:list>
          </text:list-item>
          <text:list-item>
            <text:p text:style-name="P23"><text:span text:style-name="T12">ABCD 2.06</text:span></text:p>
            <text:list>
              <text:list-item>
                <text:p text:style-name="P22"><text:span text:style-name="T12">DataSets/DataSet/ContentContats/</text:span><text:span text:style-name="T11">Name</text:span><text:span text:style-name="T9"> – </text:span><text:span text:style-name="T10">tMetadata.cContentContactName</text:span></text:p>
              </text:list-item>
              <text:list-item>
                <text:p text:style-name="P22"><text:span text:style-name="T12">DataSets/DataSet/Metadata/Description/Representation/</text:span><text:span text:style-name="T11">Title </text:span><text:span text:style-name="T9">– </text:span><text:span text:style-name="T10">tMetadata.cDataSetTitle</text:span></text:p>
              </text:list-item>
              <text:list-item>
                <text:p text:style-name="P22"><text:span text:style-name="T12">DataSets/DataSet/Metadata/RevisionData/</text:span><text:span text:style-name="T11">DateModified </text:span><text:span text:style-name="T9">– </text:span><text:span text:style-name="T10">tMetadata.cDateModified</text:span></text:p>
              </text:list-item>
              <text:list-item>
                <text:p text:style-name="P22"><text:span text:style-name="T12">DataSets/DataSet/</text:span><text:span text:style-name="T9">TechnicalContacts/TechnicalContact/</text:span><text:span text:style-name="T11">Name</text:span><text:span text:style-name="T9"> – </text:span><text:span text:style-name="T10">tMetadata.cTechnicalContactName</text:span></text:p>
              </text:list-item>
              <text:list-item>
                <text:p text:style-name="P22"><text:span text:style-name="T12">DataSets/DataSet/Units/Unit/</text:span><text:span text:style-name="T11">SourceID</text:span><text:span text:style-name="T9"> – </text:span><text:span text:style-name="T10">tMetadata.cSourceId</text:span></text:p>
              </text:list-item>
              <text:list-item>
                <text:p text:style-name="P22"><text:span text:style-name="T12">DataSets/DataSet/Units/Unit/</text:span><text:span text:style-name="T11">SourceInstitutionID</text:span><text:span text:style-name="T9"> – </text:span><text:span text:style-name="T10">tMetadata.cSourceInstitutionId</text:span></text:p>
              </text:list-item>
              <text:list-item>
                <text:p text:style-name="P22"><text:span text:style-name="T12">DataSets/DataSet/Units/Unit/UnitID</text:span><text:span text:style-name="T9"> – </text:span><text:span text:style-name="T10">tOccurrences.cId</text:span></text:p>
              </text:list-item>
            </text:list>
          </text:list-item>
        </text:list>
        <text:p text:style-name="P24"/>
        <text:p text:style-name="P25"/>
        <text:h text:style-name="P20" text:outline-level="5">Nepovinné položky</text:h>
        <text:p text:style-name="Standard">Je nutné mapovat i nepovinné položky. Položky, které budou na mapovány budou moci být zobrazeny webovým klientem. Pokud položka nebude na mapována nelze ji zobrazit webovým klientem.</text:p>
        <text:p text:style-name="Standard"/>
        <text:p text:style-name="Standard">Následuje seznam nepovinných položek, ke kterým existuje mapováni v projektu PlantLore. Ke každé položce je připsána dvojice tabulka.sloupec, která mapuje danou položku na <text:s/>konkrétní položku z databáze. Schémata mají stromovou strukturu, pro lepší zorientování je ke každé položce schémat uvedená celá cesta od kořene stromu. Popisy položek je možné najít na výše uvedených odkazech nebo u popisu položek pro jednotlivé tabulky v dokumentu o vývoji databázového modelu projektu PlantLore. <text:span text:style-name="T8">V mapování může ještě dojít ke změnám!</text:span></text:p>
        <text:list text:style-name="WW8Num11">
          <text:list-item>
            <text:p text:style-name="P26">Darwin Core 2</text:p>
            <text:list>
              <text:list-item>
                <text:p text:style-name="P27"><text:span text:style-name="T9">RecordSet/Record/Family</text:span><text:span text:style-name="T11"> – </text:span><text:span text:style-name="T10">tPlants.cFamilia</text:span><text:span text:style-name="T9"> </text:span></text:p>
              </text:list-item>
              <text:list-item>
                <text:p text:style-name="P27"><text:span text:style-name="T9">RecordSet/Record/Genus</text:span><text:span text:style-name="T11"> – <text:s/></text:span><text:span text:style-name="T10">tPlants.cGenus</text:span><text:span text:style-name="T9"> </text:span></text:p>
              </text:list-item>
              <text:list-item>
                <text:p text:style-name="P27"><text:span text:style-name="T9">RecordSet/Record/ScientificNameAuthorYear</text:span><text:span text:style-name="T11"> - </text:span><text:span text:style-name="T10">tPlants.cScientificNameAuthor</text:span><text:span text:style-name="T9"> </text:span></text:p>
              </text:list-item>
              <text:list-item>
                <text:p text:style-name="P27"><text:span text:style-name="T9">RecordSet/Record/</text:span>Country - <text:span text:style-name="T10">tHabitats.cCoutry</text:span></text:p>
              </text:list-item>
              <text:list-item>
                <text:p text:style-name="P27"><text:span text:style-name="T9">RecordSet/Record/</text:span>County - <text:span text:style-name="T10">tVillages.cName</text:span></text:p>
              </text:list-item>
              <text:list-item>
                <text:p text:style-name="P27"><text:span text:style-name="T9">RecordSet/Record/</text:span>StateProvince - <text:span text:style-name="T10">tTerritories.cName</text:span></text:p>
              </text:list-item>
              <text:list-item>
                <text:p text:style-name="P27"><text:span text:style-name="T9">RecordSet/Record/</text:span>Locality - <text:span text:style-name="T10">tHabitats.cDescription</text:span></text:p>
              </text:list-item>
              <text:list-item>
                <text:p text:style-name="P27"><text:span text:style-name="T9">RecordSet/Record/</text:span>DecimalLatitude - <text:span text:style-name="T10">tHabitats.cLatitude</text:span></text:p>
              </text:list-item>
              <text:list-item>
                <text:p text:style-name="P27"><text:span text:style-name="T9">RecordSet/Record/</text:span>DecimalLongitude - <text:span text:style-name="T10">tHabitats.cLongitude</text:span></text:p>
              </text:list-item>
              <text:list-item>
                <text:p text:style-name="P27"><text:span text:style-name="T9">RecordSet/Record/</text:span>MinimumElevationMeters - <text:span text:style-name="T10">tHabitats.cAltitude</text:span></text:p>
              </text:list-item>
              <text:list-item>
                <text:p text:style-name="P27"><text:span text:style-name="T9">RecordSet/Record/</text:span>YearCollected - <text:span text:style-name="T10">tOccurrences.cYearCollected</text:span></text:p>
              </text:list-item>
              <text:list-item>
                <text:p text:style-name="P27"><text:span text:style-name="T9">RecordSet/Record/</text:span>MonthCollected - <text:span text:style-name="T10">tOccurrences.cMonthCollected</text:span></text:p>
              </text:list-item>
              <text:list-item>
                <text:p text:style-name="P27"><text:span text:style-name="T9">RecordSet/Record/</text:span>DayCollected - <text:span text:style-name="T10">tOccurrences.cDayCollected</text:span></text:p>
              </text:list-item>
              <text:list-item>
                <text:p text:style-name="P27"><text:span text:style-name="T9">RecordSet/Record/</text:span>TimeCollected - <text:span text:style-name="T10">tOccurrences.cTimeCollected</text:span></text:p>
              </text:list-item>
              <text:list-item>
                <text:p text:style-name="P27"><text:span text:style-name="T9">RecordSet/Record/Collector</text:span> <text:s/>- <text:span text:style-name="T10">tAuthors.cWholeName</text:span></text:p>
              </text:list-item>
              <text:list-item>
                <text:p text:style-name="P27"><text:span text:style-name="T9">RecordSet/Record/Note</text:span> - <text:span text:style-name="T10">tOccurrences.cNote</text:span></text:p>
              </text:list-item>
            </text:list>
          </text:list-item>
          <text:list-item>
            <text:p text:style-name="P26">ABCD 1.2</text:p>
            <text:list>
              <text:list-item>
                <text:p text:style-name="P27"><text:span text:style-name="T12">DataSets/DataSet/DatasetDerivations/DatasetDerivation/Description – </text:span><text:span text:style-name="T14">tMetadata.cDataSetDetails</text:span></text:p>
              </text:list-item>
              <text:list-item>
                <text:p text:style-name="P27"><text:span text:style-name="T12">DataSets/DataSet/DatasetDerivations/DatasetDerivation/Supplier/Addresses/Addres </text:span><text:span text:style-name="T14">– tMetadata.cTechnicalContactAddress</text:span></text:p>
              </text:list-item>
              <text:list-item>
                <text:p text:style-name="P27"><text:span text:style-name="T12">DataSets/DataSet/DatasetDerivations/DatasetDerivation/Supplier/EmailAddresses/EmailAddress – </text:span><text:span text:style-name="T14">tMetadata.cTechnicalContactEmail</text:span></text:p>
              </text:list-item>
              <text:list-item>
                <text:p text:style-name="P27"><text:span text:style-name="T12">DataSets/DataSet/Units/Unit/DateLastEdit – </text:span><text:span text:style-name="T14">tOccurrences.cUpdateWhen</text:span></text:p>
              </text:list-item>
              <text:list-item>
                <text:p text:style-name="P27"><text:span text:style-name="T12">DataSets/DataSet/Units/Unit/Gathering/GatheringAgent/Organization/OrganizationName – </text:span><text:span text:style-name="T14">tAuthors.cOrganization</text:span></text:p>
              </text:list-item>
              <text:list-item>
                <text:p text:style-name="P27"><text:span text:style-name="T12">DataSets/DataSet/Units/Unit/Gathering/GatheringAgent/Person/PersonName – </text:span><text:span text:style-name="T14">tAuthors.cWholeName</text:span></text:p>
              </text:list-item>
              <text:list-item>
                <text:p text:style-name="P27"><text:span text:style-name="T12">DataSets/DataSet/Units/Unit/Gathering/GatheringSite/Altitude/MeasurementAtomized/MeasurementLowerValue – </text:span><text:span text:style-name="T14">tHabitats.cAltitude</text:span></text:p>
              </text:list-item>
              <text:list-item>
                <text:p text:style-name="P27"><text:span text:style-name="T12">DataSets/DataSet/Units/Unit/Gathering/GatheringSite/Country/CountryName – </text:span><text:span text:style-name="T14">tHabitats.cCountry</text:span></text:p>
              </text:list-item>
              <text:list-item>
                <text:p text:style-name="P27"><text:span text:style-name="T12">DataSets/DataSet/Units/Unit/Gathering/GatheringSite/LocalityText – </text:span><text:span text:style-name="T14">tHabitats.cDescription</text:span><text:span text:style-name="T12"> </text:span><text:span text:style-name="T15">spíše</text:span><text:span text:style-name="T14"> tVillages.cName </text:span><text:span text:style-name="T15">podle domluvy s botanikama (tato informace se bude zobrazovat na webových stránkách)</text:span></text:p>
              </text:list-item>
              <text:list-item>
                <text:p text:style-name="P27"><text:span text:style-name="T12">DataSets/DataSet/Units/Unit/Gathering/GatheringSite/Notes – </text:span><text:span text:style-name="T14">tHabitats.cNote</text:span></text:p>
              </text:list-item>
              <text:list-item>
                <text:p text:style-name="P27"><text:span text:style-name="T12">DataSets/DataSet/Units/Unit/Gathering/GatheringSite/SiteCoordinateSets/SiteCoordinates/CoordinatesLatLong/LatitudeDecimal – </text:span><text:span text:style-name="T14">tHabitats.cLatitude</text:span></text:p>
              </text:list-item>
              <text:list-item>
                <text:p text:style-name="P27"><text:span text:style-name="T12">DataSets/DataSet/Units/Unit/Gathering/GatheringSite/SiteCoordinateSets/SiteCoordinates/CoordinatesLatLong/LongitudeDecimal – </text:span><text:span text:style-name="T14">tHabitats.cLongitude</text:span></text:p>
              </text:list-item>
              <text:list-item>
                <text:p text:style-name="P27"><text:span text:style-name="T12">DataSets/DataSet/Units/Unit/Gathering/Project/ProjectTitle – </text:span><text:span text:style-name="T14">tMetedata.cDataSetTitle</text:span></text:p>
              </text:list-item>
              <text:list-item>
                <text:p text:style-name="P27"><text:span text:style-name="T12">DataSets/DataSet/Units/Unit/Identifications/Identification/Identifier/IdentifierPersonName/PersonName – </text:span><text:span text:style-name="T14">tAuthors.cWholeName</text:span></text:p>
              </text:list-item>
              <text:list-item>
                <text:p text:style-name="P27"><text:span text:style-name="T12">DataSets/DataSet/Units/Unit/Identifications/Identification/TaxonIdentified/AuthorString – </text:span><text:span text:style-name="T14">tPlants.cScientificAuthorName</text:span></text:p>
              </text:list-item>
              <text:list-item>
                <text:p text:style-name="P27"><text:span text:style-name="T12">DataSets/DataSet/Units/Unit/Identifications/Identification/TaxonIdentified/NameAuthorYearString – </text:span><text:span text:style-name="T14">tPlants.cTaxon</text:span></text:p>
              </text:list-item>
              <text:list-item>
                <text:p text:style-name="P27"><text:span text:style-name="T12">DataSets/DataSet/Units/Unit/Identifications/Identification/TaxonIdentified/ScientificNameString – </text:span><text:span text:style-name="T14">tPlants.cGenus </text:span><text:span text:style-name="T16">???</text:span></text:p>
              </text:list-item>
              <text:list-item>
                <text:p text:style-name="P27"><text:span text:style-name="T12">DataSets/DataSet/Units/Unit/RecordBasis – </text:span><text:span text:style-name="T14">tMetadata.cRecordBasis</text:span></text:p>
              </text:list-item>
              <text:list-item>
                <text:p text:style-name="P27"><text:span text:style-name="T12">DataSets/DataSet/Units/Unit/</text:span><text:span text:style-name="tree_5f_headname">UnitCollectionDomain/HerbariumUnit/</text:span><text:span text:style-name="tree_5f_leafconceptname"> Exsiccatum</text:span><text:span text:style-name="tree_5f_headname"> – </text:span><text:span text:style-name="T17">tOccurrences.cHerbarium</text:span></text:p>
              </text:list-item>
              <text:list-item>
                <text:p text:style-name="P27"><text:span text:style-name="T12">DataSets/DataSet/Units/Unit/</text:span><text:span text:style-name="tree_5f_headname">UnitReferences/UnitReference/</text:span><text:span text:style-name="tree_5f_leafconceptname">ReferenceCitation – </text:span><text:span text:style-name="T18">tPublications.cCollectionName</text:span></text:p>
              </text:list-item>
              <text:list-item>
                <text:p text:style-name="P27"><text:span text:style-name="T12">DataSets/DataSet/Units/Unit/</text:span><text:span text:style-name="tree_5f_headname">UnitReferences/UnitReference/</text:span><text:span text:style-name="tree_5f_leafconceptname">ReferenceDetail – </text:span><text:span text:style-name="T18">tPublications.cReferenceDetail</text:span></text:p>
              </text:list-item>
              <text:list-item>
                <text:p text:style-name="P27"><text:span text:style-name="T12">DataSets/DataSet/Units/Unit/</text:span><text:span text:style-name="tree_5f_headname">UnitReferences/UnitReference/</text:span><text:span text:style-name="tree_5f_leafconceptname">URL – </text:span><text:span text:style-name="T18">tPublications.cURL</text:span></text:p>
              </text:list-item>
            </text:list>
          </text:list-item>
        </text:list>
        <text:p text:style-name="Standard"/>
        <text:list text:style-name="WW8Num11">
          <text:list-item>
            <text:p text:style-name="P26">ABCD 2.06</text:p>
            <text:list>
              <text:list-item>
                <text:p text:style-name="P27"><text:span text:style-name="T12">DataSets/DataSet/ContentContats/Address – </text:span><text:span text:style-name="T14">tMetadata.cContentContactAddress</text:span></text:p>
              </text:list-item>
              <text:list-item>
                <text:p text:style-name="P27"><text:span text:style-name="T12">DataSets/DataSet/ContentContats/Email – </text:span><text:span text:style-name="T14">tMetadata.cContentContactEmail</text:span></text:p>
              </text:list-item>
              <text:list-item>
                <text:p text:style-name="P27"><text:span text:style-name="T12">DataSets/DataSet/Metadata/Description/Representation/@language - </text:span><text:span text:style-name="T14">„CZ_CS“</text:span></text:p>
              </text:list-item>
              <text:list-item>
                <text:p text:style-name="P27"><text:span text:style-name="T12">DataSets/DataSet/Metadata/Description/Representation/Details – </text:span><text:span text:style-name="T14">tMetadata.cDataSetDetails</text:span></text:p>
              </text:list-item>
              <text:list-item>
                <text:p text:style-name="P27"><text:span text:style-name="T12">DataSets/DataSet/Metadata/Owners/Owner/Addresses/Address – </text:span><text:span text:style-name="T14">tMetadata.cContentContactAddress</text:span></text:p>
              </text:list-item>
              <text:list-item>
                <text:p text:style-name="P27"><text:span text:style-name="T12">DataSets/DataSet/Metadata/Owners/Owner/EmailAddresses/EmailAddress – </text:span><text:span text:style-name="T14">tMetadata.cContentContactEmail</text:span></text:p>
              </text:list-item>
              <text:list-item>
                <text:p text:style-name="P27"><text:span text:style-name="T12">DataSets/DataSet/Metadata/Owners/Owner/Person/FullName - </text:span><text:span text:style-name="T14">tMetadata.cContentContactName</text:span></text:p>
              </text:list-item>
              <text:list-item>
                <text:p text:style-name="P27"><text:span text:style-name="T12">DataSets/DataSet/Metadata/RevisionData/Creators – t</text:span><text:span text:style-name="T14">Metadata.cSourceInstitutionId, tMetadata.cSourceId</text:span></text:p>
              </text:list-item>
              <text:list-item>
                <text:p text:style-name="P27"><text:span text:style-name="T12">DataSets/DataSet/Metadata/RevisionData/DateCreated – </text:span><text:span text:style-name="T14">tMetadata.cDateCreate</text:span></text:p>
              </text:list-item>
              <text:list-item>
                <text:p text:style-name="P27"><text:span text:style-name="T12">DataSets/DataSet/TechnicalContacts/TechnicalContact/Address – </text:span><text:span text:style-name="T14">tMetadata.cTechicalContactAddress</text:span></text:p>
              </text:list-item>
              <text:list-item>
                <text:p text:style-name="P27"><text:span text:style-name="T12">DataSets/DataSet/TechnicalContacts/TechnicalContact/Email – </text:span><text:span text:style-name="T14">tMetadata.cTechicalContacEmail</text:span></text:p>
              </text:list-item>
              <text:list-item>
                <text:p text:style-name="P27"><text:span text:style-name="T12">DataSets/DataSet/Units/Unit/DateLastEdited – </text:span><text:span text:style-name="T14">tOccurrences.cUpdateWhen</text:span></text:p>
              </text:list-item>
              <text:list-item>
                <text:p text:style-name="P27"><text:span text:style-name="T12">DataSets/DataSet/Units/Unit/Gathering/Agents/GhateringAgent/Organisation/name/Reservation/@language <text:s/>- </text:span><text:span text:style-name="T14">„CZ_CS“</text:span></text:p>
              </text:list-item>
              <text:list-item>
                <text:p text:style-name="P27"><text:span text:style-name="T12">DataSets/DataSet/Units/Unit/Gathering/Agents/GhateringAgent/Organisation/name/Reservation/Text – </text:span><text:span text:style-name="T14">tAuthors.cOrganization</text:span></text:p>
              </text:list-item>
              <text:list-item>
                <text:p text:style-name="P27"><text:span text:style-name="T12">DataSets/DataSet/Units/Unit/Gathering/Agents/GhateringAgent/Person/FullName – <text:s/></text:span><text:span text:style-name="T14">tAuthors.cWholeName</text:span></text:p>
              </text:list-item>
              <text:list-item>
                <text:p text:style-name="P27"><text:span text:style-name="T12">DataSets/DataSet/Units/Unit/Gathering/Altitude/MeasurementOrFactAtomised/LowerValue – </text:span><text:span text:style-name="T14">tHabitatis.cAltitude</text:span></text:p>
              </text:list-item>
              <text:list-item>
                <text:p text:style-name="P27"><text:span text:style-name="T12">DataSets/DataSet/Units/Unit/Gathering/Country/Name – </text:span><text:span text:style-name="T14">cHabitats.cCountry</text:span></text:p>
              </text:list-item>
              <text:list-item>
                <text:p text:style-name="P27"><text:span text:style-name="T12">DataSets/DataSet/Units/Unit/Gathering/DateTime/ISODateTimeBegin – </text:span><text:span text:style-name="T14">tOccurrences.cISODateTimeBegin</text:span></text:p>
              </text:list-item>
              <text:list-item>
                <text:p text:style-name="P27"><text:span text:style-name="T12">DataSets/DataSet/Units/Unit/Gathering/LocalityText - </text:span><text:span text:style-name="T14">tHabitats.cDescription</text:span><text:span text:style-name="T12"> </text:span><text:span text:style-name="T15">spíše</text:span><text:span text:style-name="T14"> tVillages.cName </text:span><text:span text:style-name="T15">podle domluvy s botanikama (tato informace se bude zobrazovat na webových stránkách)</text:span></text:p>
              </text:list-item>
              <text:list-item>
                <text:p text:style-name="P27"><text:span text:style-name="T12">DataSets/DataSet/Units/Unit/Gathering/Notes – </text:span><text:span text:style-name="T14">tHabitats.cNote</text:span></text:p>
              </text:list-item>
              <text:list-item>
                <text:p text:style-name="P27"><text:span text:style-name="T12">DataSets/DataSet/Units/Unit/Gathering/Project/ProjectTitle – </text:span><text:span text:style-name="T14">tMetadata.cDataSetTitle</text:span></text:p>
              </text:list-item>
              <text:list-item>
                <text:p text:style-name="P27"><text:span text:style-name="T12">DataSets/DataSet/Units/Unit/Gathering/SiteCoordinateSets/SiteCoordinates/CoordinatesLatLong/LatitudeDecimal – </text:span><text:span text:style-name="T14">tHabitats.cLatutude</text:span></text:p>
              </text:list-item>
              <text:list-item>
                <text:p text:style-name="P27"><text:span text:style-name="T12">DataSets/DataSet/Units/Unit/Gathering/SiteCoordinateSets/SiteCoordinates/CoordinatesLatLong/LongitudeDecimal – </text:span><text:span text:style-name="T14">tHabitats.cLongitude</text:span></text:p>
              </text:list-item>
              <text:list-item>
                <text:p text:style-name="P27"><text:span text:style-name="T12">DataSets/DataSet/Units/Unit/HerbariumUnit/Exsiccatum – </text:span><text:span text:style-name="T14">tOccurrences.cHerbarium</text:span></text:p>
              </text:list-item>
              <text:list-item>
                <text:p text:style-name="P27"><text:span text:style-name="T12">DataSets/DataSet/Units/Unit/Identification/Identifiers/Identifier/PersonName/FullName – </text:span><text:span text:style-name="T14">tAuthors.cWholeName </text:span><text:span text:style-name="T15">???</text:span></text:p>
              </text:list-item>
              <text:list-item>
                <text:p text:style-name="P27"><text:span text:style-name="T12">DataSets/DataSet/Units/Unit/Identification/Result/TaxonIdentified/ScientificName/FullScientificNameString – </text:span><text:span text:style-name="T14">tPlants.cTaxon</text:span></text:p>
              </text:list-item>
              <text:list-item>
                <text:p text:style-name="P27"><text:span text:style-name="T12">DataSets/DataSet/Units/Unit/Identification/Result/TaxonIdentified/ScientificName/NameAtomised/Bacterial/GenusOrMonomial – </text:span><text:span text:style-name="T14">tPlants.cGenus</text:span></text:p>
              </text:list-item>
              <text:list-item>
                <text:p text:style-name="P27"><text:span text:style-name="T12">DataSets/DataSet/Units/Unit/RecordBasis – </text:span><text:span text:style-name="T14">tMetadata.cRecordBasis</text:span></text:p>
              </text:list-item>
              <text:list-item>
                <text:p text:style-name="P27"><text:span text:style-name="T12">DataSets/DataSet/Units/Unit/UnitReferences/UnitReference/CitationDetail – t</text:span><text:span text:style-name="T14">Publications.cReferenceDetail</text:span></text:p>
              </text:list-item>
              <text:list-item>
                <text:p text:style-name="P27"><text:span text:style-name="T12">DataSets/DataSet/Units/Unit/UnitReferences/UnitReference/TitleCitation – </text:span><text:span text:style-name="T14">tPublications.cCollectionName</text:span></text:p>
              </text:list-item>
              <text:list-item>
                <text:p text:style-name="P27"><text:span text:style-name="T12">DataSets/DataSet/Units/Unit/UnitReferences/UnitReference/URI – </text:span><text:span text:style-name="T14">tPublications.cURI</text:span></text:p>
              </text:list-item>
            </text:list>
          </text:list-item>
        </text:list>
        <text:p text:style-name="Standard"/>
        <text:p text:style-name="Text_20_body">V <text:span text:style-name="T19">PŘÍLOZE A</text:span> je uvedeno mapování zaznamenané do stromové struktury.</text:p>
        <text:p text:style-name="P28"/>
        <text:p text:style-name="Text_20_body">Volba „Upgrade“:</text:p>
        <text:list text:style-name="WW8Num6">
          <text:list-item>
            <text:p text:style-name="P29">Pokud jsme na mapovali schéma ABCD 1.20 můžeme využít volby „Upgrade“, která nám mapování staršího schématu převede na mapování aktuálnější verze (v našem případě ABCD 2.06). Poté již stačí do mapovat položky, které v ABCD 1.20 neexistují nebo nebyly na mapovány. </text:p>
          </text:list-item>
          <text:list-item>
            <text:p text:style-name="P29">Pokud jsme na mapovali schéma ABCD 2.06 můžeme využít volby „Upgrade“, která na základě tohoto mapování vygeneruje mapování pro ABCD 1.20.</text:p>
          </text:list-item>
          <text:list-item>
            <text:p text:style-name="P29">Pokud jsme na mapovali schéma Darwin Core 2 můžeme též využít volby „Upgrade“, která na základě tohoto mapování vygeneruje mapování pro ABCD 2.06. Ve vygenerovaném  pro ABCD 2.06 budou jen položky, které byly mapovány v Darwin Core 2 a zároveň existují v ABCD 2.06.</text:p>
          </text:list-item>
          <text:list-item>
            <text:p text:style-name="P29">Volba „Upgrade“ lze využít jen jednou. Bude tedy lepší ji využít pro ABCD 1.20.</text:p>
          </text:list-item>
        </text:list>
        <text:p text:style-name="P24"/>
        <text:h text:style-name="P30" text:outline-level="3">Změna vzhledu webových stránek</text:h>
        <text:p text:style-name="Standard"/>
        <text:p text:style-name="Standard">Každá instituce bude vyžadovat vlastní vzhled webových stránek. Proto je tedy třeba umět provést změnu layout stránek.</text:p>
        <text:p text:style-name="Standard">Provider software pro BioCASE má nastavený vlastní vzhled stránek. Informace k tomuto vzhledu nalezneme v:</text:p>
        <text:list text:style-name="WW8Num4">
          <text:list-item>
            <text:p text:style-name="P31">adresáři INSTALLpath/configuration/querytool/skin/default, kde jsou uloženy HTML <text:s/>soubory pro jednotlivé stránky (jedná se o stránky pro vyhledávání a zobrazování biologických dat z databáze) a <text:s/>XSLT soubory.</text:p>
          </text:list-item>
          <text:list-item>
            <text:p text:style-name="P31">adresáři INSTALLpath /www/resources/css jsou uloženy CSS soubory pro vzhled stránek</text:p>
          </text:list-item>
          <text:list-item>
            <text:p text:style-name="P31">souboru INSTALLpath /configuration/datasource/XXX/querytool_prefs.xml je nastaven aresář (INSTALLpath /configuration/querytool/skin/default), který obsahuje data, které projekt (XXX) používá pro webové stránky pracující s biologickými daty. Původní nastavení je &lt;Skin name=”default“&gt;. </text:p>
          </text:list-item>
        </text:list>
        <text:list text:style-name="WW8Num14">
          <text:list-item>
            <text:p text:style-name="P32">souboru INSTALLpath /configuration/datasource/XXX/querytool_prefs.xml lze nastavit které položky budou zobrazeny ve vyhledávacím formuláři. O zobrazení položky ve formuláři rozhoduje atribut „searchform“ (true = zobrazí se ve formuláři, <text:s/>false = nezobrazí se ve formuláři).</text:p>
          </text:list-item>
        </text:list>
        <text:p text:style-name="Standard"/>
        <text:p text:style-name="Standard">Nastavení vlastního vzhledu webových stránek:</text:p>
        <text:list text:style-name="WW8Num12">
          <text:list-item>
            <text:p text:style-name="P33">v adresáři INSTALLpath /configuration/querytool/skin/ vytvořit nový adresář (např. plantloreLayout), ve kterém budou HTML a XSLT soubory pro nové stránky.</text:p>
          </text:list-item>
          <text:list-item>
            <text:p text:style-name="P33">v adresáři INSTALLpath /www/querytool/ vytvořit nový adresář (např. plantloreData), ve kterém budou uloženy CSS soubory pro nové stránky a obrázky použité na těchto stránkách. Je možné uložit tyto data i do adresáře INSTALLpath /configuration/querytool/skin/plantloreLayout, abychom měli všechny data k webovým stránkám pohromadě.</text:p>
          </text:list-item>
          <text:list-item>
            <text:p text:style-name="P33">v souboru INSTALLpath /configuration/datasource/plantlore/querytool_prefs.xml nastavit &lt;Skin name=”plantloreLayout“&gt;, kde „plantloreLayout“ odpovídá námi vytvořeném adresáři INSTALLpath /configuration/querytool/skin/plantloreLayout</text:p>
          </text:list-item>
          <text:list-item>
            <text:p text:style-name="P33">ve vyhledávacím formuláři byla na přání botaniků zrušena položka HigerTaxon (tzn. v souboru INSTALLpath /configuration/datasource/plantlore/querytool_prefs.xml byla změněna hodnota atributu „searchform“ na hodnotu false pro label='Higher_Taxon'). <text:span text:style-name="T8">Do budoucna může dojít k dalším změnám.</text:span></text:p>
          </text:list-item>
        </text:list>
        <text:p text:style-name="Standard"/>
        <text:p text:style-name="Standard"><text:s/></text:p>
        <text:h text:style-name="P30" text:outline-level="3">Přidání existujícího projektu do BioCASE Provider Software</text:h>
        <text:p text:style-name="Standard"/>
        <text:p text:style-name="Standard">Určitě by bylo velice pracné pro každou instalaci BioCASE znovu vytvářet datový zdroj, definovat databázovou strukturu, mapovat položky jednotlivých schémat. Existuje tedy možnost jak přidat existující projekt (datový zdroj) do BioCASE Provieder Software.</text:p>
        <text:p text:style-name="Standard"/>
        <text:p text:style-name="Standard">Co vše musíme udělat za předpokladu, že jsme již zvládli kompletní instalaci.</text:p>
        <text:h text:style-name="P20" text:outline-level="5">1.způsob:</text:h>
        <text:list text:style-name="WW8Num5">
          <text:list-item>
            <text:p text:style-name="P34">do adresáře INSTALLpath /configuration/datasource/NEWdataSource nakopírovat obsah adresáře (např. INSTALLpath /configuration/datasource/plantlore/) existujícího projektu.</text:p>
          </text:list-item>
          <text:list-item>
            <text:p text:style-name="P34">nastavit správně cesty k používaným souborům v souborech „.cmf_ABCD_1.20.xml.pick“, “.cmf_DarwinCore_2.xml.pick“ a <text:s/>„.cmf_ABCD_2.06.xml.pick“ . Pokud to neuděláme program skončí s chybou při testu mapováni a při vyhledávání biologických dat.</text:p>
          </text:list-item>
          <text:list-item>
            <text:p text:style-name="P34">do adresáře INSTALLpath /configuration/querytool/skin/NEWdataSourceLayout nakopírovat obsah adresáře (např. INSTALLpath /configuration/querytool/skin/plantloreLayout), který obsahuje HTML a XSLT soubory definující vzhled webových stránek projektu.</text:p>
          </text:list-item>
          <text:list-item>
            <text:p text:style-name="P34">do adresáře INSTALLpath /www/querytool/NEWdataSourceData nakopírovat CSS soubory a obrázky použité na webových stránkách projektu. Pokud máme CSS soubory a obrázky uloženy v adresáři INSTALLpath /configuration/querytool/skin, tak se nás tento krok netýká.</text:p>
          </text:list-item>
        </text:list>
        <text:p text:style-name="Standard"/>
        <text:h text:style-name="P20" text:outline-level="5">2.způsob:</text:h>
        <text:p text:style-name="P28">Tento postup je popsaný v souboru install.txt. Zkoušela jsem ho a po provedení 4. kroku jsem se již nedostala na konfiguraci datového zdroje a program zobrazil chybové hlášení. Po smazání vzniklých souboru BAK je vše v pořádku a funguje vyhledávání v datech. I tak bych na to moc nespoléhala a podrobila to více testům.</text:p>
        <text:list text:style-name="WW8Num10">
          <text:list-item>
            <text:p text:style-name="P35"><text:span text:style-name="T7">vytvořit nový datový zdroj pomoví webového rozhraní (Config Tool – System Administration - Create DSA). Tím bude vytvořen adresář </text:span>INSTALLpath /configuration/datasource/NEWdataSource a v něm soubory „metadata.xml“, „provider_setup_file.xml“, „querytool_prefs.xml“.</text:p>
          </text:list-item>
          <text:list-item>
            <text:p text:style-name="P35">do adresáře INSTALLpath /configuration/datasource/NEWdataSource zkopírovat soubor „provider_setup_file.xml“ existujícího projektu. </text:p>
          </text:list-item>
          <text:list-item>
            <text:p text:style-name="P35">vytvořit schemata (pro nás DarwinCore 2, ABCD 1,20 a ABCD 2,06) pomocí webového rozhrní <text:span text:style-name="T7">(Config Tool – Datasource Administration – Overview – Schemas: -select/create). Tím budou v adresáři vytvořeny soubory </text:span>.cmf_ABCD_1.20.xml“, „.cmf_ABCD_1.20.xml.pick“, “cmf_DarwinCore_2.xml“, „.cmf_DarwinCore_2.xml.pick“, „cmf_ABCD_2.06.xml“ a „.cmf_ABCD_2.06.xml.pick“.</text:p>
          </text:list-item>
          <text:list-item>
            <text:p text:style-name="P35">využít skriptu INSTALLpath / tools/transferCMF.py. Tento skript dostane jako parametry cestu k existujícímu schéma (cmf_ABCD_1.20.xml) a cestu k novému schéma (INSTALLpath /configuration/datasource/NEWdataSource/cmf_ABCD_1.20.xml) a postará se jeho převedení. Jsou nově vygenerované soubory „cmf_ABCD_1.20.xml.bak“, “cmf_DarwinCore_2.xml.bak“ a <text:s/>„cmf_ABCD_2.06.xml.bak“.</text:p>
          </text:list-item>
          <text:list-item>
            <text:p text:style-name="P35">do adresáře INSTALLpath /configuration/querytool/skin/NEWdataSourceLayout nakopírovat obsah adresáře (např. INSTALLpath /configuration/querytool/skin/plantloreLayout), který obsahuje HTML a XSLT soubory definující vzhled webových stránek projektu.</text:p>
          </text:list-item>
          <text:list-item>
            <text:p text:style-name="P35">do adresáře INSTALLpath /www/querytool/NEWdataSourceData nakopírovat CSS soubory a obrázky použité na webových stránkách projektu. Pokud máme CSS soubory a obrázky uloženy v adresáři INSTALLpath /configuration/querytool/skin, tak se nás tento krok netýká.</text:p>
          </text:list-item>
        </text:list>
        <text:p text:style-name="Standard"/>
        <text:p text:style-name="Standard"/>
        <text:h text:style-name="P30" text:outline-level="3">Problémy, které bylo třeba řešit</text:h>
        <text:p text:style-name="P36"/>
        <text:list text:style-name="WW8Num7">
          <text:list-item>
            <text:p text:style-name="P37">Ve chvíli, kdy jsme začali pracovat s BioCASE, tak byla k dispozici verze provider_software_2.2.2. V této verzi nebyl funkční test software a komunikace s databází Firebird. Kontaktovali jsme vývojáře, od kterých jsme získali opravený skript dbmod_firebird.py. V další verzi to již bylo opraveno</text:p>
          </text:list-item>
          <text:list-item>
            <text:p text:style-name="P37">Definování databázové struktury – pokud jsme nastavili dva cizí klíče (cCreateWho, cUpdateWho) z tabulky tOccurrences do tabulky tUser, tak všechny testy software (Capabilities request, Scan request, Search request, Do not repeats test) skončí s chybou. Po zrušení jednoho z cizích klíčů již jsou všechny testy bez chyb. Bylo rozhodnuto, že tabulka tUser nebude uvedena při definování databázové struktury pro BioCASE, protože vznikla pro potřeby aplikace plantlore a její data nejsou (ani by neměly být) zobrazovány webovým klientem. </text:p>
          </text:list-item>
          <text:list-item>
            <text:p text:style-name="P37">Mapování – po namapování povinných položek stále nebyly testy software (mapovaní) úspěšné. Bylo zjištěno, že je nutné základního mapování ABCD schémat rozšířit o další položky (country, recordBasis)</text:p>
          </text:list-item>
          <text:list-item>
            <text:p text:style-name="P37">Vyhledávácí formulář – pokud jsme zadali vyhledávat vše „*“, tak se ve výsledku nevypsal seznam nalezených záznamů, ale jen informace o tom, kolik jich bylo nalezeno. Tento problém je způsoben tím, že si BioCASE nerozumí s češtinou (i s dalšími znaky ń, ö, …). Ve chvíli, kdy se nežádoucí znak objevil ve vyhledávaném slově (např. zadáme vyhledat Hiero* což odpovídá taxonu Hierochloë australis), tak nebyl správně vygenerován XML soubor a program spadl s chybou „<text:span text:style-name="T4">NO WELL FORMED XML WRAPPER RESPONSE FOUND“</text:span> . Pokud bylo více výsledků hledání (např. zadáme hledat vše * ), tak se ani chybová hláška neobjevila, ale ani seznam záznamů ve výsledku.</text:p>
          </text:list-item>
          <text:list-item>
            <text:p text:style-name="P37"><text:span text:style-name="T8">Největším problémem je čeština !!! </text:span><text:span text:style-name="T9">Stále se na webových stránkách zobrazují špatně české znaky. Používáme kódování utf-8, databáze má nastaveno kódování UNICODE_FSS (data jsou v db uložena správně), pro spolupráci BioCASE a databáze je také nastaveno také kódování utf-8.</text:span></text:p>
          </text:list-item>
          <text:list-item>
            <text:p text:style-name="P38">Jako velký nedostatek BioCASE je, že není k dispozici kvalitní uživatelská dokumentace. Co se týká programátorská dokumentace, tak ta není poskytována žádná. Proto je někdy náročné dohledat chyby (např. proč se nezobrazí výsledek vyhledávání pro „*“), zjistit jak provést změnu vzhledu stránek, kde modifikovat formulář pro vyhledávání v datech, atd.</text:p>
          </text:list-item>
        </text:list>
        <text:p text:style-name="P28"/>
        <text:p text:style-name="P28"/>
        <text:h text:style-name="P13" text:outline-level="3">PŘÍLOHA A – mapování</text:h>
        <text:p text:style-name="P39"/>
        <text:h text:style-name="P19" text:outline-level="4">Darwin Core 2</text:h>
        <text:p text:style-name="P39"/>
        <text:p text:style-name="Standard"><text:span text:style-name="T12">RecordSet/Record <text:s/></text:span></text:p>
        <text:p text:style-name="Standard"><text:span text:style-name="T20"><text:s text:c="4"/></text:span><text:span text:style-name="T12">BasisOfRecord </text:span></text:p>
        <text:p text:style-name="Standard"><text:span text:style-name="T20"><text:s text:c="8"/></text:span><text:span text:style-name="T21">Mapping1: metadata.CRECORDBASIS(text) <text:s/></text:span></text:p>
        <text:p text:style-name="Standard"><text:span text:style-name="T20"><text:s text:c="4"/></text:span><text:span text:style-name="T12">CatalogNumber </text:span></text:p>
        <text:p text:style-name="Standard"><text:span text:style-name="T20"><text:s text:c="8"/></text:span><text:span text:style-name="T21">Mapping1: occurrences.CID(int) <text:s text:c="2"/></text:span></text:p>
        <text:p text:style-name="Standard"><text:span text:style-name="T20"><text:s text:c="4"/></text:span><text:span text:style-name="T12">CollectionCode </text:span></text:p>
        <text:p text:style-name="Standard"><text:span text:style-name="T20"><text:s text:c="8"/></text:span><text:span text:style-name="T21">Mapping1: metadata.CDATASETTITLE(text) <text:s/></text:span></text:p>
        <text:p text:style-name="Standard"><text:span text:style-name="T20"><text:s text:c="4"/></text:span><text:span text:style-name="T12">Collector </text:span></text:p>
        <text:p text:style-name="Standard"><text:span text:style-name="T20"><text:s text:c="8"/></text:span><text:span text:style-name="T21">Mapping1: authors.CWHOLENAME(text) <text:s/></text:span></text:p>
        <text:p text:style-name="Standard"><text:span text:style-name="T20"><text:s text:c="4"/></text:span><text:span text:style-name="T12">Country <text:s/></text:span></text:p>
        <text:p text:style-name="Standard"><text:span text:style-name="T20"><text:s text:c="8"/></text:span><text:span text:style-name="T21">Mapping1: habitats.CCOUNTRY(text) <text:s/></text:span></text:p>
        <text:p text:style-name="Standard"><text:span text:style-name="T20"><text:s text:c="4"/></text:span><text:span text:style-name="T12">County <text:s/></text:span></text:p>
        <text:p text:style-name="Standard"><text:span text:style-name="T20"><text:s text:c="8"/></text:span><text:span text:style-name="T21">Mapping1: villages.CNAME(text) <text:s text:c="2"/></text:span></text:p>
        <text:p text:style-name="Standard"><text:span text:style-name="T20"><text:s text:c="4"/></text:span><text:span text:style-name="T12">DateLastModified <text:s/></text:span></text:p>
        <text:p text:style-name="Standard"><text:span text:style-name="T20"><text:s text:c="8"/></text:span><text:span text:style-name="T21">Mapping1: metadata.CDATEMODIFIED(date) <text:s/></text:span></text:p>
        <text:p text:style-name="Standard"><text:span text:style-name="T20"><text:s text:c="4"/></text:span><text:span text:style-name="T12">DayCollected <text:s text:c="3"/></text:span></text:p>
        <text:p text:style-name="Standard"><text:span text:style-name="T20"><text:s text:c="8"/></text:span><text:span text:style-name="T21">Mapping1: occurrences.CDAYCOLLECTED(int) <text:s text:c="6"/></text:span></text:p>
        <text:p text:style-name="Standard"><text:span text:style-name="T20"><text:s text:c="4"/></text:span><text:span text:style-name="T12">Genus <text:s text:c="2"/></text:span></text:p>
        <text:p text:style-name="Standard"><text:span text:style-name="T20"><text:s text:c="8"/></text:span><text:span text:style-name="T21">Mapping1: plants.CGENUS(text) <text:s text:c="12"/></text:span></text:p>
        <text:p text:style-name="Standard"><text:span text:style-name="T20"><text:s text:c="4"/></text:span><text:span text:style-name="T12">IdentifiedBy <text:s text:c="2"/></text:span></text:p>
        <text:p text:style-name="Standard"><text:span text:style-name="T20"><text:s text:c="8"/></text:span><text:span text:style-name="T21">Mapping1: plants.CSCIENTIFICNAMEAUTHOR(text) <text:s text:c="9"/></text:span></text:p>
        <text:p text:style-name="Standard"><text:span text:style-name="T20"><text:s text:c="4"/></text:span><text:span text:style-name="T12">InstitutionCode <text:s text:c="2"/></text:span></text:p>
        <text:p text:style-name="Standard"><text:span text:style-name="T20"><text:s text:c="8"/></text:span><text:span text:style-name="T21">Mapping1: metadata.COWNERORGANIZATIONABBREV(text) <text:s text:c="9"/></text:span></text:p>
        <text:p text:style-name="Standard"><text:span text:style-name="T20"><text:s text:c="4"/></text:span><text:span text:style-name="T12">Latitude <text:s text:c="2"/></text:span></text:p>
        <text:p text:style-name="Standard"><text:span text:style-name="T20"><text:s text:c="8"/></text:span><text:span text:style-name="T21">Mapping1: habitats.CLATITUDE(float) <text:s text:c="11"/></text:span></text:p>
        <text:p text:style-name="Standard"><text:span text:style-name="T20"><text:s text:c="4"/></text:span><text:span text:style-name="T12">Locality <text:s text:c="3"/></text:span></text:p>
        <text:p text:style-name="Standard"><text:span text:style-name="T20"><text:s text:c="8"/></text:span><text:span text:style-name="T21">Mapping1: habitats.CDESCRIPTION(text) <text:s text:c="2"/></text:span></text:p>
        <text:p text:style-name="Standard"><text:span text:style-name="T20"><text:s text:c="4"/></text:span><text:span text:style-name="T12">Longitude <text:s text:c="2"/></text:span></text:p>
        <text:p text:style-name="Standard"><text:span text:style-name="T20"><text:s text:c="8"/></text:span><text:span text:style-name="T21">Mapping1: habitats.CLONGITUDE(float) <text:s text:c="6"/></text:span></text:p>
        <text:p text:style-name="Standard"><text:span text:style-name="T20"><text:s text:c="4"/></text:span><text:span text:style-name="T12">MonthCollected <text:s text:c="3"/></text:span></text:p>
        <text:p text:style-name="Standard"><text:span text:style-name="T20"><text:s text:c="8"/></text:span><text:span text:style-name="T21">Mapping1: occurrences.CMONTHCOLLECTED(int) <text:s text:c="14"/></text:span></text:p>
        <text:p text:style-name="Standard"><text:span text:style-name="T20"><text:s text:c="4"/></text:span><text:span text:style-name="T12">Notes <text:s text:c="2"/></text:span></text:p>
        <text:p text:style-name="Standard"><text:span text:style-name="T20"><text:s text:c="8"/></text:span><text:span text:style-name="T21">Mapping1: occurrences.CNOTE(text) <text:s text:c="14"/></text:span></text:p>
        <text:p text:style-name="Standard"><text:span text:style-name="T20"><text:s text:c="4"/></text:span><text:span text:style-name="T12">ScientificName <text:s text:c="2"/></text:span></text:p>
        <text:p text:style-name="Standard"><text:span text:style-name="T20"><text:s text:c="8"/></text:span><text:span text:style-name="T21">Mapping1: plants.CPUBLISHABLENAME(text) <text:s text:c="13"/></text:span></text:p>
        <text:p text:style-name="Standard"><text:span text:style-name="T20"><text:s text:c="4"/></text:span><text:span text:style-name="T12">ScientificNameAuthor <text:s text:c="2"/></text:span></text:p>
        <text:p text:style-name="Standard"><text:span text:style-name="T20"><text:s text:c="8"/></text:span><text:span text:style-name="T21">Mapping1: plants.CSCIENTIFICNAMEAUTHOR(text) <text:s text:c="13"/></text:span></text:p>
        <text:p text:style-name="Standard"><text:span text:style-name="T20"><text:s text:c="4"/></text:span><text:span text:style-name="T12">TimeOfDay <text:s text:c="2"/></text:span></text:p>
        <text:p text:style-name="Standard"><text:span text:style-name="T20"><text:s text:c="8"/></text:span><text:span text:style-name="T21">Mapping1: occurrences.CTIMECOLLECTED(date) <text:s text:c="14"/></text:span></text:p>
        <text:p text:style-name="Standard"><text:span text:style-name="T20"><text:s text:c="4"/></text:span><text:span text:style-name="T12">YearCollected <text:s text:c="2"/></text:span></text:p>
        <text:p text:style-name="Standard"><text:span text:style-name="T20"><text:s text:c="8"/></text:span><text:span text:style-name="T21">Mapping1: occurrences.CYEARCOLLECTED(int) <text:s text:c="14"/></text:span></text:p>
        <text:p text:style-name="P39"/>
        <text:h text:style-name="P19" text:outline-level="4">ABCD 1.20</text:h>
        <text:p text:style-name="P39"/>
        <text:p text:style-name="Standard"><text:span text:style-name="T12">DataSets/DataSet <text:s/></text:span></text:p>
        <text:p text:style-name="Standard"><text:span text:style-name="T20"><text:s text:c="4"/></text:span><text:span text:style-name="T22">DatasetDerivations</text:span></text:p>
        <text:p text:style-name="Standard"><text:span text:style-name="T20"><text:s text:c="8"/></text:span><text:span text:style-name="T12">DatasetDerivation <text:s text:c="2"/></text:span></text:p>
        <text:p text:style-name="Standard"><text:span text:style-name="T20"><text:s text:c="12"/></text:span><text:span text:style-name="T12">DateSupplied <text:s text:c="2"/></text:span></text:p>
        <text:p text:style-name="Standard"><text:span text:style-name="T20"><text:s text:c="16"/></text:span><text:span text:style-name="T21">Mapping1: metadata.CDATECREATE(date) <text:s text:c="7"/></text:span></text:p>
        <text:p text:style-name="Standard"><text:span text:style-name="T20"><text:s text:c="12"/></text:span><text:span text:style-name="T12">Description <text:s text:c="2"/></text:span></text:p>
        <text:p text:style-name="Standard"><text:span text:style-name="T20"><text:s text:c="16"/></text:span><text:span text:style-name="T21">Mapping1: metadata.CDATASETDETAILS(text) <text:s text:c="7"/></text:span></text:p>
        <text:p text:style-name="Standard"><text:span text:style-name="T20"><text:s text:c="12"/></text:span><text:span text:style-name="T22">Rights</text:span></text:p>
        <text:p text:style-name="Standard"><text:span text:style-name="T20"><text:s text:c="16"/></text:span><text:span text:style-name="T22">LegalOwner</text:span></text:p>
        <text:p text:style-name="Standard"><text:span text:style-name="T20"><text:s text:c="20"/></text:span><text:span text:style-name="T22">Addresses</text:span></text:p>
        <text:p text:style-name="Standard"><text:span text:style-name="T20"><text:s text:c="24"/></text:span><text:span text:style-name="T12">Address <text:s text:c="2"/></text:span></text:p>
        <text:p text:style-name="Standard"><text:span text:style-name="T20"><text:s text:c="28"/></text:span><text:span text:style-name="T21">Mapping1: metadata.CCONTENTCONTACTADDRESS(text) <text:s text:c="3"/></text:span></text:p>
        <text:p text:style-name="Standard"><text:span text:style-name="T20"><text:s text:c="20"/></text:span><text:span text:style-name="T22">EmailAddresses</text:span></text:p>
        <text:p text:style-name="Standard"><text:span text:style-name="T20"><text:s text:c="24"/></text:span><text:span text:style-name="T12">EmailAddress <text:s/></text:span></text:p>
        <text:p text:style-name="Standard"><text:span text:style-name="T20"><text:s text:c="28"/></text:span><text:span text:style-name="T21">Mapping1: metadata.CCONTENTCONTACTEMAIL(text) <text:s text:c="3"/></text:span></text:p>
        <text:p text:style-name="Standard"><text:span text:style-name="T20"><text:s text:c="20"/></text:span><text:span text:style-name="T22">Organisation</text:span></text:p>
        <text:p text:style-name="Standard"><text:span text:style-name="T20"><text:s text:c="24"/></text:span><text:span text:style-name="T22">OrganisationCodes</text:span></text:p>
        <text:p text:style-name="Standard"><text:span text:style-name="T20"><text:s text:c="28"/></text:span><text:span text:style-name="T12">OrganisationCode <text:s text:c="2"/></text:span></text:p>
        <text:p text:style-name="Standard"><text:span text:style-name="T20"><text:s text:c="32"/></text:span><text:span text:style-name="T21">Mapping1: metadata.COWNERORGANIZATIONABBREV(text) <text:s text:c="15"/></text:span></text:p>
        <text:p text:style-name="Standard"><text:span text:style-name="T20"><text:s text:c="20"/></text:span><text:span text:style-name="T22">Person</text:span></text:p>
        <text:p text:style-name="Standard"><text:span text:style-name="T20"><text:s text:c="24"/></text:span><text:span text:style-name="T12">PersonName <text:s text:c="2"/></text:span></text:p>
        <text:p text:style-name="Standard"><text:span text:style-name="T20"><text:s text:c="28"/></text:span><text:span text:style-name="T21">Mapping1: metadata.CCONTENTCONTACTNAME(text) <text:s text:c="7"/></text:span></text:p>
        <text:p text:style-name="Standard"><text:span text:style-name="T20"><text:s text:c="12"/></text:span><text:span text:style-name="T22">Supplier</text:span></text:p>
        <text:p text:style-name="Standard"><text:span text:style-name="T20"><text:s text:c="16"/></text:span><text:span text:style-name="T22">Addresses</text:span></text:p>
        <text:p text:style-name="Standard"><text:span text:style-name="T20"><text:s text:c="20"/></text:span><text:span text:style-name="T12">Address <text:s text:c="2"/></text:span></text:p>
        <text:p text:style-name="Standard"><text:span text:style-name="T20"><text:s text:c="24"/></text:span><text:span text:style-name="T21">Mapping1: metadata.CTECHNICALCONTACTADDRESS(text) <text:s text:c="5"/></text:span><text:span text:style-name="T20"><text:s text:c="16"/></text:span><text:span text:style-name="T22">EmailAddresses</text:span></text:p>
        <text:p text:style-name="Standard"><text:span text:style-name="T20"><text:s text:c="20"/></text:span><text:span text:style-name="T12">EmailAddress <text:s/></text:span></text:p>
        <text:p text:style-name="Standard"><text:span text:style-name="T20"><text:s text:c="24"/></text:span><text:span text:style-name="T21">Mapping1: metadata.CTECHNICALCONTACTEMAIL(text) <text:s text:c="5"/></text:span></text:p>
        <text:p text:style-name="Standard"><text:span text:style-name="T20"><text:s text:c="16"/></text:span><text:span text:style-name="T22">Person</text:span></text:p>
        <text:p text:style-name="Standard"><text:span text:style-name="T20"><text:s text:c="20"/></text:span><text:span text:style-name="T12">PersonName <text:s text:c="2"/></text:span></text:p>
        <text:p text:style-name="Standard"><text:span text:style-name="T20"><text:s text:c="24"/></text:span><text:span text:style-name="T21">Mapping1: metadata.CTECHNICALCONTACTNAME(text) <text:s text:c="8"/></text:span></text:p>
        <text:p text:style-name="Standard"><text:span text:style-name="T20"><text:s text:c="4"/></text:span><text:span text:style-name="T22">OriginalSource</text:span></text:p>
        <text:p text:style-name="Standard"><text:span text:style-name="T20"><text:s text:c="8"/></text:span><text:span text:style-name="T12">SourceInstitutionCode <text:s/></text:span></text:p>
        <text:p text:style-name="Standard"><text:span text:style-name="T20"><text:s text:c="12"/></text:span><text:span text:style-name="T21">Mapping1: metadata.CSOURCEINSTITUTIONID(text) <text:s text:c="6"/></text:span></text:p>
        <text:p text:style-name="Standard"><text:span text:style-name="T20"><text:s text:c="8"/></text:span><text:span text:style-name="T12">SourceLastUpdatedDate <text:s/></text:span></text:p>
        <text:p text:style-name="Standard"><text:span text:style-name="T20"><text:s text:c="12"/></text:span><text:span text:style-name="T21">Mapping1: metadata.CDATEMODIFIED(date) <text:s text:c="8"/></text:span></text:p>
        <text:p text:style-name="Standard"><text:span text:style-name="T20"><text:s text:c="8"/></text:span><text:span text:style-name="T12">SourceName <text:s text:c="2"/></text:span></text:p>
        <text:p text:style-name="Standard"><text:span text:style-name="T20"><text:s text:c="12"/></text:span><text:span text:style-name="T21">Mapping1: metadata.CSOURCEID(text) <text:s text:c="6"/></text:span></text:p>
        <text:p text:style-name="Standard"><text:span text:style-name="T20"><text:s text:c="4"/></text:span><text:span text:style-name="T22">Units</text:span></text:p>
        <text:p text:style-name="Standard"><text:span text:style-name="T20"><text:s text:c="8"/></text:span><text:span text:style-name="T12">Unit <text:s text:c="2"/></text:span></text:p>
        <text:p text:style-name="Standard"><text:span text:style-name="T20"><text:s text:c="12"/></text:span><text:span text:style-name="T12">DateLastEdited <text:s text:c="2"/></text:span></text:p>
        <text:p text:style-name="Standard"><text:span text:style-name="T20"><text:s text:c="16"/></text:span><text:span text:style-name="T21">Mapping1: occurrences.CUPDATEWHEN(date) <text:s text:c="5"/></text:span></text:p>
        <text:p text:style-name="Standard"><text:span text:style-name="T20"><text:s text:c="12"/></text:span><text:span text:style-name="T22">Gathering</text:span></text:p>
        <text:p text:style-name="Standard"><text:span text:style-name="T20"><text:s text:c="16"/></text:span><text:span text:style-name="T22">GatheringAgents</text:span></text:p>
        <text:p text:style-name="Standard"><text:span text:style-name="T20"><text:s text:c="20"/></text:span><text:span text:style-name="T12">GatheringAgent <text:s text:c="2"/></text:span></text:p>
        <text:p text:style-name="Standard"><text:span text:style-name="T20"><text:s text:c="24"/></text:span><text:span text:style-name="T22">Organization</text:span></text:p>
        <text:p text:style-name="Standard"><text:span text:style-name="T20"><text:s text:c="28"/></text:span><text:span text:style-name="T12">OrganisationName <text:s text:c="2"/></text:span></text:p>
        <text:p text:style-name="Standard"><text:span text:style-name="T20"><text:s text:c="32"/></text:span><text:span text:style-name="T21">Mapping1: authors.CORGANIZATION(text) <text:s text:c="10"/></text:span></text:p>
        <text:p text:style-name="Standard"><text:span text:style-name="T20"><text:s text:c="24"/></text:span><text:span text:style-name="T22">Person</text:span></text:p>
        <text:p text:style-name="Standard"><text:span text:style-name="T20"><text:s text:c="28"/></text:span><text:span text:style-name="T12">PersonName <text:s/></text:span></text:p>
        <text:p text:style-name="Standard"><text:span text:style-name="T20"><text:s text:c="32"/></text:span><text:span text:style-name="T21">Mapping1: authors.CWHOLENAME(text) <text:s text:c="8"/></text:span></text:p>
        <text:p text:style-name="Standard"><text:span text:style-name="T20"><text:s text:c="16"/></text:span><text:span text:style-name="T22">GatheringDateTime</text:span></text:p>
        <text:p text:style-name="Standard"><text:span text:style-name="T20"><text:s text:c="20"/></text:span><text:span text:style-name="T12">ISODateTimeBegin <text:s/></text:span></text:p>
        <text:p text:style-name="Standard"><text:span text:style-name="T20"><text:s text:c="24"/></text:span><text:span text:style-name="T21">Mapping1: occurrences.CISODATETIMEBEGIN(date) <text:s text:c="6"/></text:span></text:p>
        <text:p text:style-name="Standard"><text:span text:style-name="T20"><text:s text:c="16"/></text:span><text:span text:style-name="T22">GatheringSite</text:span></text:p>
        <text:p text:style-name="Standard"><text:span text:style-name="T20"><text:s text:c="20"/></text:span><text:span text:style-name="T22">Altitude</text:span></text:p>
        <text:p text:style-name="Standard"><text:span text:style-name="T20"><text:s text:c="24"/></text:span><text:span text:style-name="T22">MeasurementAtomized</text:span></text:p>
        <text:p text:style-name="Standard"><text:span text:style-name="T20"><text:s text:c="28"/></text:span><text:span text:style-name="T12">MeasurementLowerValue <text:s text:c="2"/></text:span></text:p>
        <text:p text:style-name="Standard"><text:span text:style-name="T20"><text:s text:c="32"/></text:span><text:span text:style-name="T21">Mapping1: habitats.CALTITUDE(float) <text:s text:c="4"/></text:span></text:p>
        <text:p text:style-name="Standard"><text:span text:style-name="T20"><text:s text:c="20"/></text:span><text:span text:style-name="T22">Country</text:span></text:p>
        <text:p text:style-name="Standard"><text:span text:style-name="T20"><text:s text:c="24"/></text:span><text:span text:style-name="T12">CountryName <text:s text:c="2"/></text:span></text:p>
        <text:p text:style-name="Standard"><text:span text:style-name="T20"><text:s text:c="28"/></text:span><text:span text:style-name="T21">Mapping1: habitats.CCOUNTRY(text) <text:s text:c="7"/></text:span></text:p>
        <text:p text:style-name="Standard"><text:span text:style-name="T20"><text:s text:c="20"/></text:span><text:span text:style-name="T12">LocalityText <text:s text:c="2"/></text:span></text:p>
        <text:p text:style-name="Standard"><text:span text:style-name="T20"><text:s text:c="24"/></text:span><text:span text:style-name="T21">Mapping1: villages.CNAME(text) <text:s text:c="4"/></text:span></text:p>
        <text:p text:style-name="Standard"><text:span text:style-name="T20"><text:s text:c="20"/></text:span><text:span text:style-name="T12">Notes <text:s/></text:span></text:p>
        <text:p text:style-name="Standard"><text:span text:style-name="T20"><text:s text:c="24"/></text:span><text:span text:style-name="T21">Mapping1: habitats.CNOTE(text) <text:s text:c="11"/></text:span></text:p>
        <text:p text:style-name="Standard"><text:span text:style-name="T20"><text:s text:c="20"/></text:span><text:span text:style-name="T22">SiteCoordinateSets</text:span></text:p>
        <text:p text:style-name="Standard"><text:span text:style-name="T20"><text:s text:c="24"/></text:span><text:span text:style-name="T22">SiteCoordinates</text:span></text:p>
        <text:p text:style-name="Standard"><text:span text:style-name="T20"><text:s text:c="28"/></text:span><text:span text:style-name="T22">CoordinatesLatLong</text:span></text:p>
        <text:p text:style-name="Standard"><text:span text:style-name="T20"><text:s text:c="32"/></text:span><text:span text:style-name="T12">LatitudeDecimal <text:s/></text:span></text:p>
        <text:p text:style-name="Standard"><text:span text:style-name="T20"><text:s text:c="36"/></text:span><text:span text:style-name="T21">Mapping1: habitats.CLATITUDE(float) <text:s text:c="5"/></text:span></text:p>
        <text:p text:style-name="Standard"><text:span text:style-name="T20"><text:s text:c="32"/></text:span><text:span text:style-name="T12">LongitudeDecimal <text:s/></text:span></text:p>
        <text:p text:style-name="Standard"><text:span text:style-name="T20"><text:s text:c="36"/></text:span><text:span text:style-name="T21">Mapping1: habitats.CLONGITUDE(float) <text:s text:c="4"/></text:span></text:p>
        <text:p text:style-name="Standard"><text:span text:style-name="T20"><text:s text:c="16"/></text:span><text:span text:style-name="T22">Project</text:span></text:p>
        <text:p text:style-name="Standard"><text:span text:style-name="T20"><text:s text:c="20"/></text:span><text:span text:style-name="T12">ProjectTitle </text:span></text:p>
        <text:p text:style-name="Standard"><text:span text:style-name="T20"><text:s text:c="24"/></text:span><text:span text:style-name="T21">Mapping1: metadata.CDATASETTITLE(text) <text:s text:c="5"/></text:span></text:p>
        <text:p text:style-name="Standard"><text:span text:style-name="T20"><text:s text:c="12"/></text:span><text:span text:style-name="T22">Identifications</text:span></text:p>
        <text:p text:style-name="Standard"><text:span text:style-name="T20"><text:s text:c="16"/></text:span><text:span text:style-name="T12">Identification <text:s text:c="2"/></text:span></text:p>
        <text:p text:style-name="Standard"><text:span text:style-name="T20"><text:s text:c="20"/></text:span><text:span text:style-name="T22">TaxonIdentified</text:span></text:p>
        <text:p text:style-name="Standard"><text:span text:style-name="T20"><text:s text:c="24"/></text:span><text:span text:style-name="T12">AuthorString <text:s text:c="2"/></text:span></text:p>
        <text:p text:style-name="Standard"><text:span text:style-name="T20"><text:s text:c="28"/></text:span><text:span text:style-name="T21">Mapping1: plants.CSCIENTIFICNAMEAUTHOR(text) <text:s text:c="3"/></text:span></text:p>
        <text:p text:style-name="Standard"><text:span text:style-name="T20"><text:s text:c="24"/></text:span><text:span text:style-name="T12">NameAuthorYearString <text:s text:c="2"/></text:span></text:p>
        <text:p text:style-name="Standard"><text:span text:style-name="T20"><text:s text:c="28"/></text:span><text:span text:style-name="T21">Mapping1: plants.CSPECIES(text) <text:s text:c="5"/></text:span></text:p>
        <text:p text:style-name="Standard"><text:span text:style-name="T20"><text:s text:c="24"/></text:span><text:span text:style-name="T22">ScientificNameAtomized</text:span></text:p>
        <text:p text:style-name="Standard"><text:span text:style-name="T20"><text:s text:c="28"/></text:span><text:span text:style-name="T22">Bacterial</text:span></text:p>
        <text:p text:style-name="Standard"><text:span text:style-name="T20"><text:s text:c="32"/></text:span><text:span text:style-name="T12">Genus <text:s text:c="2"/></text:span></text:p>
        <text:p text:style-name="Standard"><text:span text:style-name="T20"><text:s text:c="36"/></text:span><text:span text:style-name="T21">Mapping1: plants.CGENUS(text) <text:s text:c="3"/></text:span></text:p>
        <text:p text:style-name="Standard"><text:span text:style-name="T20"><text:s text:c="24"/></text:span><text:span text:style-name="T12">ScientificNameString <text:s/></text:span></text:p>
        <text:p text:style-name="Standard"><text:span text:style-name="T20"><text:s text:c="28"/></text:span><text:span text:style-name="T21">Mapping1: plants.CGENUS(text) <text:s text:c="3"/></text:span></text:p>
        <text:p text:style-name="Standard"><text:span text:style-name="T20"><text:s text:c="12"/></text:span><text:span text:style-name="T12">RecordBasis <text:s text:c="2"/></text:span></text:p>
        <text:p text:style-name="Standard"><text:span text:style-name="T20"><text:s text:c="16"/></text:span><text:span text:style-name="T21">Mapping1: metadata.CRECORDBASIS(text) <text:s text:c="3"/></text:span></text:p>
        <text:p text:style-name="Standard"><text:span text:style-name="T20"><text:s text:c="12"/></text:span><text:span text:style-name="T22">UnitCollectionDomain</text:span></text:p>
        <text:p text:style-name="Standard"><text:span text:style-name="T20"><text:s text:c="16"/></text:span><text:span text:style-name="T22">HerbariumUnit</text:span></text:p>
        <text:p text:style-name="Standard"><text:span text:style-name="T20"><text:s text:c="20"/></text:span><text:span text:style-name="T12">Exsiccatum <text:s text:c="2"/></text:span></text:p>
        <text:p text:style-name="Standard"><text:span text:style-name="T20"><text:s text:c="24"/></text:span><text:span text:style-name="T21">Mapping1: occurrences.CHERBARIUM(text) <text:s text:c="3"/></text:span></text:p>
        <text:p text:style-name="Standard"><text:span text:style-name="T20"><text:s text:c="12"/></text:span><text:span text:style-name="T12">UnitID <text:s text:c="2"/></text:span></text:p>
        <text:p text:style-name="Standard"><text:span text:style-name="T20"><text:s text:c="16"/></text:span><text:span text:style-name="T21">Mapping1: occurrences.CID(int) <text:s text:c="3"/></text:span></text:p>
        <text:p text:style-name="Standard"><text:span text:style-name="T20"><text:s text:c="12"/></text:span><text:span text:style-name="T22">UnitReferences</text:span></text:p>
        <text:p text:style-name="Standard"><text:span text:style-name="T20"><text:s text:c="16"/></text:span><text:span text:style-name="T12">UnitReference <text:s text:c="2"/></text:span></text:p>
        <text:p text:style-name="Standard"><text:span text:style-name="T20"><text:s text:c="20"/></text:span><text:span text:style-name="T12">ReferenceCitation <text:s text:c="2"/></text:span></text:p>
        <text:p text:style-name="Standard"><text:span text:style-name="T20"><text:s text:c="24"/></text:span><text:span text:style-name="T21">Mapping1: publications.CCOLLECTIONNAME(text) <text:s text:c="4"/></text:span></text:p>
        <text:p text:style-name="Standard"><text:span text:style-name="T20"><text:s text:c="20"/></text:span><text:span text:style-name="T12">ReferenceDetail <text:s text:c="2"/></text:span></text:p>
        <text:p text:style-name="Standard"><text:span text:style-name="T20"><text:s text:c="24"/></text:span><text:span text:style-name="T21">Mapping1: publications.CREFERENCEDETAIL(text) <text:s text:c="3"/></text:span></text:p>
        <text:p text:style-name="Standard"><text:span text:style-name="T20"><text:s text:c="20"/></text:span><text:span text:style-name="T12">URL <text:s/></text:span></text:p>
        <text:p text:style-name="Standard"><text:span text:style-name="T20"><text:s text:c="24"/></text:span><text:span text:style-name="T21">Mapping1: publications.CURL(text) <text:s text:c="5"/></text:span></text:p>
        <text:p text:style-name="Standard"/>
        <text:h text:style-name="P19" text:outline-level="4"><text:span text:style-name="T21">ABCD 2.06</text:span></text:h>
        <text:p text:style-name="P39"/>
        <text:p text:style-name="Standard"><text:span text:style-name="T12">DataSets/DataSet <text:s text:c="2"/></text:span></text:p>
        <text:p text:style-name="Standard"><text:span text:style-name="T20"><text:s text:c="4"/></text:span><text:span text:style-name="T22">ContentContacts</text:span></text:p>
        <text:p text:style-name="Standard"><text:span text:style-name="T20"><text:s text:c="8"/></text:span><text:span text:style-name="T12">ContentContact <text:s/></text:span></text:p>
        <text:p text:style-name="Standard"><text:span text:style-name="T20"><text:s text:c="12"/></text:span><text:span text:style-name="T12">Address <text:s/></text:span></text:p>
        <text:p text:style-name="Standard"><text:span text:style-name="T20"><text:s text:c="16"/></text:span><text:span text:style-name="T21">Mapping1: metadata.CCONTENTCONTACTADDRESS(text) <text:s/></text:span></text:p>
        <text:p text:style-name="Standard"><text:span text:style-name="T20"><text:s text:c="12"/></text:span><text:span text:style-name="T12">Email <text:s text:c="2"/></text:span></text:p>
        <text:p text:style-name="Standard"><text:span text:style-name="T20"><text:s text:c="16"/></text:span><text:span text:style-name="T21">Mapping1: metadata.CCONTENTCONTACTEMAIL(text) <text:s text:c="5"/></text:span></text:p>
        <text:p text:style-name="Standard"><text:span text:style-name="T20"><text:s text:c="12"/></text:span><text:span text:style-name="T12">Name <text:s text:c="2"/></text:span></text:p>
        <text:p text:style-name="Standard"><text:span text:style-name="T20"><text:s text:c="16"/></text:span><text:span text:style-name="T21">Mapping1: metadata.CCONTENTCONTACTNAME(text) <text:s text:c="9"/></text:span></text:p>
        <text:p text:style-name="Standard"><text:span text:style-name="T20"><text:s text:c="4"/></text:span><text:span text:style-name="T22">Metadata</text:span></text:p>
        <text:p text:style-name="Standard"><text:span text:style-name="T20"><text:s text:c="8"/></text:span><text:span text:style-name="T22">Description</text:span></text:p>
        <text:p text:style-name="Standard"><text:span text:style-name="T20"><text:s text:c="12"/></text:span><text:span text:style-name="T12">Representation <text:s text:c="2"/></text:span></text:p>
        <text:p text:style-name="Standard"><text:span text:style-name="T20"><text:s text:c="16"/></text:span><text:span text:style-name="T12">@language <text:s text:c="2"/></text:span></text:p>
        <text:p text:style-name="Standard"><text:span text:style-name="T20"><text:s text:c="20"/></text:span><text:span text:style-name="T21">Mapping1: "CS_CZ" <text:s text:c="3"/></text:span></text:p>
        <text:p text:style-name="Standard"><text:span text:style-name="T20"><text:s text:c="16"/></text:span><text:span text:style-name="T12">Details <text:s text:c="2"/></text:span></text:p>
        <text:p text:style-name="Standard"><text:span text:style-name="T20"><text:s text:c="20"/></text:span><text:span text:style-name="T21">Mapping1: metadata.CDATASETDETAILS(text) <text:s text:c="3"/></text:span></text:p>
        <text:p text:style-name="Standard"><text:span text:style-name="T20"><text:s text:c="16"/></text:span><text:span text:style-name="T12">Title <text:s/></text:span></text:p>
        <text:p text:style-name="Standard"><text:span text:style-name="T20"><text:s text:c="20"/></text:span><text:span text:style-name="T21">Mapping1: metadata.CDATASETTITLE(text) <text:s text:c="2"/></text:span></text:p>
        <text:p text:style-name="Standard"><text:span text:style-name="T20"><text:s text:c="8"/></text:span><text:span text:style-name="T22">Owners</text:span></text:p>
        <text:p text:style-name="Standard"><text:span text:style-name="T20"><text:s text:c="12"/></text:span><text:span text:style-name="T22">Owner</text:span></text:p>
        <text:p text:style-name="Standard"><text:span text:style-name="T20"><text:s text:c="16"/></text:span><text:span text:style-name="T22">Addresses</text:span></text:p>
        <text:p text:style-name="Standard"><text:span text:style-name="T20"><text:s text:c="20"/></text:span><text:span text:style-name="T12">Address </text:span></text:p>
        <text:p text:style-name="Standard"><text:span text:style-name="T20"><text:s text:c="24"/></text:span><text:span text:style-name="T21">Mapping1: metadata.CCONTENTCONTACTADDRESS(text) <text:s/></text:span></text:p>
        <text:p text:style-name="Standard"><text:span text:style-name="T20"><text:s text:c="16"/></text:span><text:span text:style-name="T22">EmailAddresses</text:span></text:p>
        <text:p text:style-name="Standard"><text:span text:style-name="T20"><text:s text:c="20"/></text:span><text:span text:style-name="T12">EmailAddress <text:s/></text:span></text:p>
        <text:p text:style-name="Standard"><text:span text:style-name="T20"><text:s text:c="24"/></text:span><text:span text:style-name="T21">Mapping1: metadata.CCONTENTCONTACTEMAIL(text) <text:s text:c="3"/></text:span></text:p>
        <text:p text:style-name="Standard"><text:span text:style-name="T20"><text:s text:c="16"/></text:span><text:span text:style-name="T22">Person</text:span></text:p>
        <text:p text:style-name="Standard"><text:span text:style-name="T20"><text:s text:c="20"/></text:span><text:span text:style-name="T12">FullName <text:s text:c="2"/></text:span></text:p>
        <text:p text:style-name="Standard"><text:span text:style-name="T20"><text:s text:c="24"/></text:span><text:span text:style-name="T21">Mapping1: metadata.CCONTENTCONTACTNAME(text) <text:s text:c="3"/></text:span></text:p>
        <text:p text:style-name="Standard"><text:span text:style-name="T20"><text:s text:c="8"/></text:span><text:span text:style-name="T22">RevisionData</text:span></text:p>
        <text:p text:style-name="Standard"><text:span text:style-name="T20"><text:s text:c="12"/></text:span><text:span text:style-name="T12">Creators <text:s text:c="2"/></text:span></text:p>
        <text:p text:style-name="Standard"><text:span text:style-name="T20"><text:s text:c="16"/></text:span><text:span text:style-name="T21">Mapping1: metadata.CSOURCEINSTITUTIONID(text) <text:s/></text:span></text:p>
        <text:p text:style-name="Standard"><text:span text:style-name="T20"><text:s text:c="16"/></text:span><text:span text:style-name="T21">Mapping2: <text:s text:c="3"/>metadata.CSOURCEID(text) <text:s text:c="6"/></text:span></text:p>
        <text:p text:style-name="Standard"><text:span text:style-name="T20"><text:s text:c="12"/></text:span><text:span text:style-name="T12">DateCreated <text:s text:c="2"/></text:span></text:p>
        <text:p text:style-name="Standard"><text:span text:style-name="T20"><text:s text:c="16"/></text:span><text:span text:style-name="T21">Mapping1: metadata.CDATECREATE(date) <text:s text:c="4"/></text:span></text:p>
        <text:p text:style-name="Standard"><text:span text:style-name="T20"><text:s text:c="12"/></text:span><text:span text:style-name="T12">DateModified <text:s/></text:span></text:p>
        <text:p text:style-name="Standard"><text:span text:style-name="T20"><text:s text:c="16"/></text:span><text:span text:style-name="T21">Mapping1: metadata.CDATEMODIFIED(date) <text:s text:c="4"/></text:span></text:p>
        <text:p text:style-name="Standard"><text:span text:style-name="T20"><text:s text:c="4"/></text:span><text:span text:style-name="T22">TechnicalContacts</text:span></text:p>
        <text:p text:style-name="Standard"><text:span text:style-name="T20"><text:s text:c="8"/></text:span><text:span text:style-name="T12">TechnicalContact <text:s/></text:span></text:p>
        <text:p text:style-name="Standard"><text:span text:style-name="T20"><text:s text:c="12"/></text:span><text:span text:style-name="T12">Address <text:s text:c="2"/></text:span></text:p>
        <text:p text:style-name="Standard"><text:span text:style-name="T20"><text:s text:c="16"/></text:span><text:span text:style-name="T21">Mapping1: metadata.CTECHNICALCONTACTADDRESS(text) <text:s text:c="3"/></text:span></text:p>
        <text:p text:style-name="Standard"><text:span text:style-name="T20"><text:s text:c="12"/></text:span><text:span text:style-name="T12">Email <text:s text:c="2"/></text:span></text:p>
        <text:p text:style-name="Standard"><text:span text:style-name="T20"><text:s text:c="16"/></text:span><text:span text:style-name="T21">Mapping1: metadata.CTECHNICALCONTACTEMAIL(text) <text:s text:c="11"/></text:span></text:p>
        <text:p text:style-name="Standard"><text:span text:style-name="T20"><text:s text:c="12"/></text:span><text:span text:style-name="T12">Name <text:s text:c="2"/></text:span></text:p>
        <text:p text:style-name="Standard"><text:span text:style-name="T20"><text:s text:c="16"/></text:span><text:span text:style-name="T21">Mapping1: metadata.CTECHNICALCONTACTNAME(text) <text:s text:c="4"/></text:span></text:p>
        <text:p text:style-name="Standard"><text:span text:style-name="T20"><text:s text:c="4"/></text:span><text:span text:style-name="T22">Units</text:span></text:p>
        <text:p text:style-name="Standard"><text:span text:style-name="T20"><text:s text:c="8"/></text:span><text:span text:style-name="T12">Unit <text:s text:c="2"/></text:span></text:p>
        <text:p text:style-name="Standard"><text:span text:style-name="T20"><text:s text:c="12"/></text:span><text:span text:style-name="T12">DateLastEdited <text:s/></text:span></text:p>
        <text:p text:style-name="Standard"><text:span text:style-name="T20"><text:s text:c="16"/></text:span><text:span text:style-name="T21">Mapping1: occurrences.CUPDATEWHEN(date) <text:s/></text:span></text:p>
        <text:p text:style-name="Standard"><text:span text:style-name="T20"><text:s text:c="12"/></text:span><text:span text:style-name="T22">Gathering</text:span></text:p>
        <text:p text:style-name="Standard"><text:span text:style-name="T20"><text:s text:c="16"/></text:span><text:span text:style-name="T22">Agents</text:span></text:p>
        <text:p text:style-name="Standard"><text:span text:style-name="T20"><text:s text:c="20"/></text:span><text:span text:style-name="T12">GatheringAgent <text:s/></text:span></text:p>
        <text:p text:style-name="Standard"><text:span text:style-name="T20"><text:s text:c="24"/></text:span><text:span text:style-name="T22">Organisation</text:span></text:p>
        <text:p text:style-name="Standard"><text:span text:style-name="T20"><text:s text:c="28"/></text:span><text:span text:style-name="T22">Name</text:span></text:p>
        <text:p text:style-name="Standard"><text:span text:style-name="T20"><text:s text:c="32"/></text:span><text:span text:style-name="T12">Representation <text:s text:c="2"/></text:span></text:p>
        <text:p text:style-name="Standard"><text:span text:style-name="T20"><text:s text:c="36"/></text:span><text:span text:style-name="T12">@language <text:s text:c="2"/></text:span></text:p>
        <text:p text:style-name="Standard"><text:span text:style-name="T20"><text:s text:c="40"/></text:span><text:span text:style-name="T21">Mapping1: "CS_CZ" <text:s text:c="6"/></text:span></text:p>
        <text:p text:style-name="Standard"><text:span text:style-name="T20"><text:s text:c="36"/></text:span><text:span text:style-name="T12">Text <text:s text:c="2"/></text:span></text:p>
        <text:p text:style-name="Standard"><text:span text:style-name="T20"><text:s text:c="40"/></text:span><text:span text:style-name="T21">Mapping1: authors.CORGANIZATION(text) <text:s text:c="5"/></text:span></text:p>
        <text:p text:style-name="Standard"><text:span text:style-name="T20"><text:s text:c="24"/></text:span><text:span text:style-name="T22">Person</text:span></text:p>
        <text:p text:style-name="Standard"><text:span text:style-name="T20"><text:s text:c="28"/></text:span><text:span text:style-name="T12">FullName <text:s/></text:span></text:p>
        <text:p text:style-name="Standard"><text:span text:style-name="T20"><text:s text:c="32"/></text:span><text:span text:style-name="T21">Mapping1: authors.CWHOLENAME(text) <text:s text:c="3"/></text:span></text:p>
        <text:p text:style-name="Standard"><text:span text:style-name="T20"><text:s text:c="16"/></text:span><text:span text:style-name="T22">Altitude</text:span></text:p>
        <text:p text:style-name="Standard"><text:span text:style-name="T20"><text:s text:c="20"/></text:span><text:span text:style-name="T22">MeasurementOrFactAtomised</text:span></text:p>
        <text:p text:style-name="Standard"><text:span text:style-name="T20"><text:s text:c="24"/></text:span><text:span text:style-name="T12">LowerValue <text:s text:c="2"/></text:span></text:p>
        <text:p text:style-name="Standard"><text:span text:style-name="T20"><text:s text:c="28"/></text:span><text:span text:style-name="T21">Mapping1: habitats.CALTITUDE(float) <text:s text:c="2"/></text:span></text:p>
        <text:p text:style-name="Standard"><text:span text:style-name="T20"><text:s text:c="16"/></text:span><text:span text:style-name="T22">Country</text:span></text:p>
        <text:p text:style-name="Standard"><text:span text:style-name="T20"><text:s text:c="20"/></text:span><text:span text:style-name="T12">Name <text:s text:c="2"/></text:span></text:p>
        <text:p text:style-name="Standard"><text:span text:style-name="T20"><text:s text:c="24"/></text:span><text:span text:style-name="T21">Mapping1: habitats.CCOUNTRY(text) <text:s text:c="3"/></text:span></text:p>
        <text:p text:style-name="Standard"><text:span text:style-name="T20"><text:s text:c="16"/></text:span><text:span text:style-name="T22">DateTime</text:span></text:p>
        <text:p text:style-name="Standard"><text:span text:style-name="T20"><text:s text:c="20"/></text:span><text:span text:style-name="T12">ISODateTimeBegin <text:s text:c="3"/></text:span></text:p>
        <text:p text:style-name="Standard"><text:span text:style-name="T20"><text:s text:c="24"/></text:span><text:span text:style-name="T21">Mapping1: occurrences.CISODATETIMEBEGIN(date) <text:s text:c="4"/></text:span></text:p>
        <text:p text:style-name="Standard"><text:span text:style-name="T20"><text:s text:c="16"/></text:span><text:span text:style-name="T12">LocalityText <text:s text:c="2"/></text:span></text:p>
        <text:p text:style-name="Standard"><text:span text:style-name="T20"><text:s text:c="20"/></text:span><text:span text:style-name="T21">Mapping1: villages.CNAME(text) <text:s text:c="3"/></text:span></text:p>
        <text:p text:style-name="Standard"><text:span text:style-name="T20"><text:s text:c="16"/></text:span><text:span text:style-name="T12">Notes <text:s/></text:span></text:p>
        <text:p text:style-name="Standard"><text:span text:style-name="T20"><text:s text:c="20"/></text:span><text:span text:style-name="T21">Mapping1: habitats.CNOTE(text) <text:s text:c="3"/></text:span></text:p>
        <text:p text:style-name="Standard"><text:span text:style-name="T20"><text:s text:c="16"/></text:span><text:span text:style-name="T22">Project</text:span></text:p>
        <text:p text:style-name="Standard"><text:span text:style-name="T20"><text:s text:c="20"/></text:span><text:span text:style-name="T12">ProjectTitle <text:s/></text:span></text:p>
        <text:p text:style-name="Standard"><text:span text:style-name="T20"><text:s text:c="24"/></text:span><text:span text:style-name="T21">Mapping1: metadata.CDATASETTITLE(text) <text:s text:c="10"/></text:span></text:p>
        <text:p text:style-name="Standard"><text:span text:style-name="T20"><text:s text:c="16"/></text:span><text:span text:style-name="T22">SiteCoordinateSets</text:span></text:p>
        <text:p text:style-name="Standard"><text:span text:style-name="T20"><text:s text:c="20"/></text:span><text:span text:style-name="T22">SiteCoordinates</text:span></text:p>
        <text:p text:style-name="Standard"><text:span text:style-name="T20"><text:s text:c="24"/></text:span><text:span text:style-name="T22">CoordinatesLatLong</text:span></text:p>
        <text:p text:style-name="Standard"><text:span text:style-name="T20"><text:s text:c="28"/></text:span><text:span text:style-name="T12">LatitudeDecimal <text:s/></text:span></text:p>
        <text:p text:style-name="Standard"><text:span text:style-name="T20"><text:s text:c="32"/></text:span><text:span text:style-name="T21">Mapping1: habitats.CLATITUDE(float) <text:s text:c="5"/></text:span></text:p>
        <text:p text:style-name="Standard"><text:span text:style-name="T20"><text:s text:c="28"/></text:span><text:span text:style-name="T12">LongitudeDecimal <text:s text:c="2"/></text:span></text:p>
        <text:p text:style-name="Standard"><text:span text:style-name="T20"><text:s text:c="32"/></text:span><text:span text:style-name="T21">Mapping1: habitats.CLONGITUDE(float) <text:s text:c="5"/></text:span></text:p>
        <text:p text:style-name="Standard"><text:span text:style-name="T20"><text:s text:c="12"/></text:span><text:span text:style-name="T22">HerbariumUnit</text:span></text:p>
        <text:p text:style-name="Standard"><text:span text:style-name="T20"><text:s text:c="16"/></text:span><text:span text:style-name="T12">Exsiccatum <text:s/></text:span></text:p>
        <text:p text:style-name="Standard"><text:span text:style-name="T20"><text:s text:c="20"/></text:span><text:span text:style-name="T21">Mapping1: occurrences.CHERBARIUM(text) <text:s text:c="3"/></text:span></text:p>
        <text:p text:style-name="Standard"><text:span text:style-name="T20"><text:s text:c="12"/></text:span><text:span text:style-name="T22">Identifications</text:span></text:p>
        <text:p text:style-name="Standard"><text:span text:style-name="T20"><text:s text:c="16"/></text:span><text:span text:style-name="T12">Identification <text:s/></text:span></text:p>
        <text:p text:style-name="Standard"><text:span text:style-name="T20"><text:s text:c="20"/></text:span><text:span text:style-name="T22">Result</text:span></text:p>
        <text:p text:style-name="Standard"><text:span text:style-name="T20"><text:s text:c="24"/></text:span><text:span text:style-name="T22">TaxonIdentified</text:span></text:p>
        <text:p text:style-name="Standard"><text:span text:style-name="T20"><text:s text:c="28"/></text:span><text:span text:style-name="T22">ScientificName</text:span></text:p>
        <text:p text:style-name="Standard"><text:span text:style-name="T20"><text:s text:c="32"/></text:span><text:span text:style-name="T12">FullScientificNameString <text:s/></text:span></text:p>
        <text:p text:style-name="Standard"><text:span text:style-name="T20"><text:s text:c="36"/></text:span><text:span text:style-name="T21">Mapping1: plants.CSPECIES(text) <text:s text:c="3"/></text:span></text:p>
        <text:p text:style-name="Standard"><text:span text:style-name="T20"><text:s text:c="32"/></text:span><text:span text:style-name="T22">NameAtomised</text:span></text:p>
        <text:p text:style-name="Standard"><text:span text:style-name="T20"><text:s text:c="36"/></text:span><text:span text:style-name="T22">Bacterial</text:span></text:p>
        <text:p text:style-name="Standard"><text:span text:style-name="T20"><text:s text:c="40"/></text:span><text:span text:style-name="T12">GenusOrMonomial <text:s text:c="2"/></text:span></text:p>
        <text:p text:style-name="Standard"><text:span text:style-name="T20"><text:s text:c="44"/></text:span><text:span text:style-name="T21">Mapping1: plants.CGENUS(text) <text:s text:c="3"/></text:span></text:p>
        <text:p text:style-name="Standard"><text:span text:style-name="T20"><text:s text:c="12"/></text:span><text:span text:style-name="T12">RecordBasis <text:s/></text:span></text:p>
        <text:p text:style-name="Standard"><text:span text:style-name="T20"><text:s text:c="16"/></text:span><text:span text:style-name="T21">Mapping1: metadata.CRECORDBASIS(text) <text:s/></text:span></text:p>
        <text:p text:style-name="Standard"><text:span text:style-name="T20"><text:s text:c="12"/></text:span><text:span text:style-name="T12">SourceID <text:s/></text:span></text:p>
        <text:p text:style-name="Standard"><text:span text:style-name="T20"><text:s text:c="16"/></text:span><text:span text:style-name="T21">Mapping1: metadata.CSOURCEID(text) <text:s text:c="2"/></text:span></text:p>
        <text:p text:style-name="Standard"><text:span text:style-name="T20"><text:s text:c="12"/></text:span><text:span text:style-name="T12">SourceInstitutionID <text:s/></text:span></text:p>
        <text:p text:style-name="Standard"><text:span text:style-name="T20"><text:s text:c="16"/></text:span><text:span text:style-name="T21">Mapping1: metadata.CSOURCEINSTITUTIONID(text) <text:s text:c="3"/></text:span></text:p>
        <text:p text:style-name="Standard"><text:span text:style-name="T20"><text:s text:c="12"/></text:span><text:span text:style-name="T12">UnitID <text:s/></text:span></text:p>
        <text:p text:style-name="Standard"><text:span text:style-name="T20"><text:s text:c="16"/></text:span><text:span text:style-name="T21">Mapping1: occurrences.CID(int) <text:s text:c="4"/></text:span></text:p>
        <text:p text:style-name="Standard"><text:span text:style-name="T20"><text:s text:c="12"/></text:span><text:span text:style-name="T22">UnitReferences</text:span></text:p>
        <text:p text:style-name="Standard"><text:span text:style-name="T20"><text:s text:c="16"/></text:span><text:span text:style-name="T12">UnitReference <text:s text:c="2"/></text:span></text:p>
        <text:p text:style-name="Standard"><text:span text:style-name="T20"><text:s text:c="20"/></text:span><text:span text:style-name="T12">CitationDetail <text:s text:c="2"/></text:span></text:p>
        <text:p text:style-name="Standard"><text:span text:style-name="T20"><text:s text:c="24"/></text:span><text:span text:style-name="T21">Mapping1: publications.CREFERENCEDETAIL(text) <text:s text:c="4"/></text:span></text:p>
        <text:p text:style-name="Standard"><text:span text:style-name="T20"><text:s text:c="20"/></text:span><text:span text:style-name="T12">TitleCitation <text:s text:c="2"/></text:span></text:p>
        <text:p text:style-name="Standard"><text:span text:style-name="T20"><text:s text:c="24"/></text:span><text:span text:style-name="T21">Mapping1: publications.CCOLLECTIONNAME(text)</text:span><text:span text:style-name="T9"> </text:span></text:p>
        <text:p text:style-name="Standard"><text:span text:style-name="T20"><text:s text:c="20"/></text:span><text:span text:style-name="T12">URI <text:s text:c="2"/></text:span></text:p>
        <text:p text:style-name="Standard"><text:span text:style-name="T20"><text:s text:c="24"/></text:span><text:span text:style-name="T21">Mapping1: publications.CURL(text) <text:s text:c="1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明朝" style:font-family-generic="roman"/>
    <style:font-face style:name="Bitstream Vera Sans" svg:font-family="'Bitstream Vera San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color="#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4.995cm" fo:margin-right="0cm" fo:text-indent="0cm" style:auto-text-indent="false" fo:keep-with-next="always"/>
      <style:text-properties fo:font-size="14pt" fo:language="en" fo:country="US" fo:font-weight="bold" style:font-size-asian="14pt" style:font-weight-asian="bold" style:font-weight-complex="bold"/>
    </style:style>
    <style:style style:name="Heading_20_2" style:display-name="Heading 2" style:family="paragraph" style:parent-style-name="Standard" style:next-style-name="Standard" style:class="text" style:default-outline-level="2">
      <style:paragraph-properties fo:margin-left="0cm" fo:margin-right="0cm" fo:text-indent="0cm" style:auto-text-indent="false" fo:keep-with-next="always"/>
      <style:text-properties fo:font-size="14pt" fo:language="en" fo:country="US" fo:font-weight="bold" style:font-size-asian="14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fo:font-size="14pt" fo:language="en" fo:country="US"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class="text" style:default-outline-level="5">
      <style:paragraph-properties fo:margin-left="0cm" fo:margin-right="0cm" fo:text-indent="0cm" style:auto-text-indent="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text-indent="0cm" style:auto-text-indent="false" fo:keep-with-next="always"/>
      <style:text-properties fo:color="#000000" fo:font-size="14pt" fo:font-weight="bold" style:font-size-asian="14pt"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indent="0cm" style:auto-text-indent="false" fo:keep-with-next="always"/>
      <style:text-properties fo:color="#000000" fo:font-weight="bold"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text-indent="0cm" style:auto-text-indent="false"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rmátovaný_20_v_20_HTML" style:display-name="Formátovaný v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 style:font-size-asian="10pt" style:font-name-complex="Courier New" style:font-size-complex="10pt"/>
    </style:style>
    <style:style style:name="Internet_20_link" style:display-name="Internet link" style:family="text" style:parent-style-name="WW-Standardní_20_písmo_20_odstavce">
      <style:text-properties fo:color="#0000ff" style:text-underline-style="solid" style:text-underline-width="auto" style:text-underline-color="font-color"/>
    </style:style>
    <style:style style:name="Emphasis" style:family="text" style:parent-style-name="WW-Standardní_20_písmo_20_odstavce">
      <style:text-properties fo:font-style="italic" style:font-style-asian="italic" style:font-style-complex="italic"/>
    </style:style>
    <style:style style:name="Strong_20_Emphasis" style:display-name="Strong Emphasis" style:family="text" style:parent-style-name="WW-Standardní_20_písmo_20_odstavce">
      <style:text-properties fo:font-weight="bold" style:font-weight-asian="bold" style:font-weight-complex="bold"/>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6z0" style:family="text">
      <style:text-properties style:font-name="Symbol"/>
    </style:style>
    <style:style style:name="WW8Num7z0" style:family="text">
      <style:text-properties style:font-name="Times New Roman" style:font-name-asian="Times New Roman" style:font-name-complex="Times New Roman"/>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Standardní_20_písmo_20_odstavce" style:display-name="Standardní písmo odstavce"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1" style:family="text">
      <style:text-properties style:font-name="Courier New"/>
    </style:style>
    <style:style style:name="WW8Num2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9z1" style:family="text">
      <style:text-properties style:font-name="Symbol"/>
    </style:style>
    <style:style style:name="WW8Num10z0" style:family="text">
      <style:text-properties style:font-name="Symbol"/>
    </style:style>
    <style:style style:name="WW8Num10z1" style:family="text">
      <style:text-properties style:font-name="Courier New" style:font-name-complex="Times New Roman"/>
    </style:style>
    <style:style style:name="WW8Num12z1" style:family="text">
      <style:text-properties style:font-name="Courier New" style:font-name-complex="Times New Roman"/>
    </style:style>
    <style:style style:name="WW8Num13z2" style:family="text">
      <style:text-properties style:font-name="Wingdings"/>
    </style:style>
    <style:style style:name="WW8Num13z3" style:family="text">
      <style:text-properties style:font-name="Symbol"/>
    </style:style>
    <style:style style:name="WW8Num14z3" style:family="text">
      <style:text-properties style:font-name="Symbol"/>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Standardní_20_písmo_20_odstavce" style:display-name="WW-Standardní písmo odstavce" style:family="text"/>
    <style:style style:name="background" style:family="text" style:parent-style-name="WW-Standardní_20_písmo_20_odstavce"/>
    <style:style style:name="tree_5f_leafconceptname" style:display-name="tree_leafconceptname" style:family="text" style:parent-style-name="WW-Standardní_20_písmo_20_odstavce"/>
    <style:style style:name="tree_5f_headname" style:display-name="tree_headname" style:family="text" style:parent-style-name="WW-Standardní_20_písmo_20_odstavce"/>
    <style:style style:name="tree_5f_single_5f_indent" style:display-name="tree_single_indent" style:family="text" style:parent-style-name="WW-Standardní_20_písmo_20_odstavce"/>
    <style:style style:name="tree_5f_mapping" style:display-name="tree_mapping" style:family="text" style:parent-style-name="WW-Standardní_20_písmo_20_odstavc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o">
        <style:text-properties style:font-name="Courier New"/>
      </text:list-level-style-bullet>
      <text:list-level-style-bullet text:level="3" text:style-name="WW8Num3z2" style:num-suffix="." text:bullet-char="">
        <style:text-properties style:font-name="Wingdings"/>
      </text:list-level-style-bullet>
      <text:list-level-style-bullet text:level="4" text:style-name="WW8Num3z0" style:num-suffix="." text:bullet-char="">
        <style:text-properties style:font-name="Symbol"/>
      </text:list-level-style-bullet>
      <text:list-level-style-bullet text:level="5" text:style-name="WW8Num3z1" style:num-suffix="." text:bullet-char="o">
        <style:text-properties style:font-name="Courier New"/>
      </text:list-level-style-bullet>
      <text:list-level-style-bullet text:level="6" text:style-name="WW8Num3z2" style:num-suffix="." text:bullet-char="">
        <style:text-properties style:font-name="Wingdings"/>
      </text:list-level-style-bullet>
      <text:list-level-style-bullet text:level="7" text:style-name="WW8Num3z0" style:num-suffix="." text:bullet-char="">
        <style:text-properties style:font-name="Symbol"/>
      </text:list-level-style-bullet>
      <text:list-level-style-bullet text:level="8" text:style-name="WW8Num3z1" style:num-suffix="." text:bullet-char="o">
        <style:text-properties style:font-name="Courier New"/>
      </text:list-level-style-bullet>
      <text:list-level-style-bullet text:level="9" text:style-name="WW8Num3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text-properties style:font-name="Symbol"/>
      </text:list-level-style-bullet>
      <text:list-level-style-bullet text:level="2" text:style-name="WW8Num8z1" style:num-suffix="." text:bullet-char="o">
        <style:text-properties style:font-name="Courier New"/>
      </text:list-level-style-bullet>
      <text:list-level-style-bullet text:level="3" text:style-name="WW8Num8z2" style:num-suffix="." text:bullet-char="">
        <style:text-properties style:font-name="Wingdings"/>
      </text:list-level-style-bullet>
      <text:list-level-style-bullet text:level="4" text:style-name="WW8Num8z0" style:num-suffix="." text:bullet-char="">
        <style:text-properties style:font-name="Symbol"/>
      </text:list-level-style-bullet>
      <text:list-level-style-bullet text:level="5" text:style-name="WW8Num8z1" style:num-suffix="." text:bullet-char="o">
        <style:text-properties style:font-name="Courier New"/>
      </text:list-level-style-bullet>
      <text:list-level-style-bullet text:level="6" text:style-name="WW8Num8z2" style:num-suffix="." text:bullet-char="">
        <style:text-properties style:font-name="Wingdings"/>
      </text:list-level-style-bullet>
      <text:list-level-style-bullet text:level="7" text:style-name="WW8Num8z0" style:num-suffix="." text:bullet-char="">
        <style:text-properties style:font-name="Symbol"/>
      </text:list-level-style-bullet>
      <text:list-level-style-bullet text:level="8" text:style-name="WW8Num8z1" style:num-suffix="." text:bullet-char="o">
        <style:text-properties style:font-name="Courier New"/>
      </text:list-level-style-bullet>
      <text:list-level-style-bullet text:level="9" text:style-name="WW8Num8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text-properties style:font-name="Symbol"/>
      </text:list-level-style-bullet>
      <text:list-level-style-bullet text:level="2" text:style-name="WW8Num11z1" style:num-suffix="." text:bullet-char="o">
        <style:text-properties style:font-name="Courier New"/>
      </text:list-level-style-bullet>
      <text:list-level-style-bullet text:level="3" text:style-name="WW8Num11z2" style:num-suffix="." text:bullet-char="">
        <style:text-properties style:font-name="Wingdings"/>
      </text:list-level-style-bullet>
      <text:list-level-style-bullet text:level="4" text:style-name="WW8Num11z0" style:num-suffix="." text:bullet-char="">
        <style:text-properties style:font-name="Symbol"/>
      </text:list-level-style-bullet>
      <text:list-level-style-bullet text:level="5" text:style-name="WW8Num11z1" style:num-suffix="." text:bullet-char="o">
        <style:text-properties style:font-name="Courier New"/>
      </text:list-level-style-bullet>
      <text:list-level-style-bullet text:level="6" text:style-name="WW8Num11z2" style:num-suffix="." text:bullet-char="">
        <style:text-properties style:font-name="Wingdings"/>
      </text:list-level-style-bullet>
      <text:list-level-style-bullet text:level="7" text:style-name="WW8Num11z0" style:num-suffix="." text:bullet-char="">
        <style:text-properties style:font-name="Symbol"/>
      </text:list-level-style-bullet>
      <text:list-level-style-bullet text:level="8" text:style-name="WW8Num11z1" style:num-suffix="." text:bullet-char="o">
        <style:text-properties style:font-name="Courier New"/>
      </text:list-level-style-bullet>
      <text:list-level-style-bullet text:level="9" text:style-name="WW8Num11z2" style:num-suffix="." text:bullet-char="">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text-properties style:font-name="Symbol"/>
      </text:list-level-style-bullet>
      <text:list-level-style-bullet text:level="2" text:style-name="WW8Num13z1" style:num-suffix="." text:bullet-char="o">
        <style:text-properties style:font-name="Courier New"/>
      </text:list-level-style-bullet>
      <text:list-level-style-bullet text:level="3" text:style-name="WW8Num13z0" style:num-suffix="." text:bullet-char="">
        <style:text-properties style:font-name="Symbol"/>
      </text:list-level-style-bullet>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BioCASE</dc:title>
    <meta:initial-creator>Lada</meta:initial-creator>
    <meta:creation-date>2006-02-10T15:28:00</meta:creation-date>
    <dc:creator>Lada</dc:creator>
    <dc:date>2006-02-13T19:27:00</dc:date>
    <meta:print-date>2113-01-01T00:00:00</meta:print-date>
    <dc:language>cs-CZ</dc:language>
    <meta:editing-cycles>4</meta:editing-cycles>
    <meta:editing-duration>PT11M0S</meta:editing-duration>
    <meta:user-defined meta:name="Info 1"/>
    <meta:user-defined meta:name="Info 2"/>
    <meta:user-defined meta:name="Info 3"/>
    <meta:user-defined meta:name="Info 4"/>
    <meta:document-statistic meta:table-count="0" meta:image-count="0" meta:object-count="0" meta:page-count="14" meta:paragraph-count="465" meta:word-count="3193" meta:character-count="33612"/>
  </office:meta>
</office:document-meta>
</file>